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1000002DE00000104977DB5D8823B71CD.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2C8000000E4E265B3CBA5CADAC7.png" manifest:media-type="image/png"/>
  <manifest:file-entry manifest:full-path="Pictures/10000001000005A600000093B90EA4040C8F4C04.png" manifest:media-type="image/png"/>
  <manifest:file-entry manifest:full-path="Pictures/10000001000000AE00000031B0ACF4A702AC2469.png" manifest:media-type="image/png"/>
  <manifest:file-entry manifest:full-path="Pictures/10000001000002A40000007511750A95C8E4967F.png" manifest:media-type="image/png"/>
  <manifest:file-entry manifest:full-path="Pictures/100000010000019D000000C42B4FABACFB2BA9A3.png" manifest:media-type="image/png"/>
  <manifest:file-entry manifest:full-path="Pictures/1000000100000226000000C3544B9E4F2406B372.png" manifest:media-type="image/png"/>
  <manifest:file-entry manifest:full-path="Pictures/100000010000026E000000F88F92D41E2E3B5A54.png" manifest:media-type="image/png"/>
  <manifest:file-entry manifest:full-path="Pictures/10000001000003500000003AAFA2E9224D51B401.png" manifest:media-type="image/png"/>
  <manifest:file-entry manifest:full-path="Pictures/10000001000002200000006E5931E9B41A1511E8.png" manifest:media-type="image/png"/>
  <manifest:file-entry manifest:full-path="Pictures/100000010000017F000000903C988A7BC2CCE891.png" manifest:media-type="image/png"/>
  <manifest:file-entry manifest:full-path="Pictures/100000010000021B0000017494AC6BD7D4108507.png" manifest:media-type="image/png"/>
  <manifest:file-entry manifest:full-path="Pictures/10000001000002080000016EE1A0B37F0A698FB2.png" manifest:media-type="image/png"/>
  <manifest:file-entry manifest:full-path="Pictures/100000010000019C000001A29E6810CB4BB184D7.png" manifest:media-type="image/png"/>
  <manifest:file-entry manifest:full-path="Pictures/100000010000021300000078BB574EF514AD1D69.png" manifest:media-type="image/png"/>
  <manifest:file-entry manifest:full-path="Pictures/10000001000005A9000000D174EB39DFC4430B01.png" manifest:media-type="image/png"/>
  <manifest:file-entry manifest:full-path="Pictures/10000001000002A20000006DA1A3923EBCF92F89.png" manifest:media-type="image/png"/>
  <manifest:file-entry manifest:full-path="Pictures/100000010000049E000000BCFE9A4C40CFAECA11.png" manifest:media-type="image/png"/>
  <manifest:file-entry manifest:full-path="Pictures/100000010000020500000113EC6E9DD7EE27799B.png" manifest:media-type="image/png"/>
  <manifest:file-entry manifest:full-path="Pictures/10000001000001E30000008B68DAD2929987C5B4.png" manifest:media-type="image/png"/>
  <manifest:file-entry manifest:full-path="Pictures/10000001000004180000017203DF8455BDDBDE31.png" manifest:media-type="image/png"/>
  <manifest:file-entry manifest:full-path="Pictures/10000001000003F7000001F8B764640A0013CEFC.png" manifest:media-type="image/png"/>
  <manifest:file-entry manifest:full-path="Pictures/10000001000003E7000000FF2F606D31BC3EBA93.png" manifest:media-type="image/png"/>
  <manifest:file-entry manifest:full-path="Pictures/10000001000002F7000001BD46A968A465C9B6F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color="#e400ff" draw:textarea-horizontal-align="justify" draw:textarea-vertical-align="middle" draw:auto-grow-height="false" fo:min-height="4.459cm" fo:min-width="0.241cm"/>
    </style:style>
    <style:style style:name="gr31"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2" style:family="graphic" style:parent-style-name="standard">
      <style:graphic-properties draw:stroke="none" draw:fill="none" fo:min-height="1.423cm"/>
      <style:paragraph-properties style:writing-mode="lr-tb"/>
    </style:style>
    <style:style style:name="gr33" style:family="graphic" style:parent-style-name="standard">
      <style:graphic-properties draw:stroke="none" draw:fill="none" fo:min-height="1.005cm"/>
      <style:paragraph-properties style:writing-mode="lr-tb"/>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5"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4" style:family="graphic" style:parent-style-name="standard">
      <style:graphic-properties draw:stroke="none" draw:fill-color="#e400ff" draw:textarea-horizontal-align="justify" draw:textarea-vertical-align="middle" draw:auto-grow-height="false" fo:min-height="14.281cm" fo:min-width="0.982cm"/>
    </style:style>
    <style:style style:name="gr5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6"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8"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59" style:family="graphic" style:parent-style-name="standard">
      <style:graphic-properties draw:fill-color="#355269" draw:textarea-horizontal-align="justify" draw:textarea-vertical-align="middle" draw:auto-grow-height="false" fo:min-height="14.281cm" fo:min-width="1.14cm"/>
    </style:style>
    <style:style style:name="gr60"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27cm, 0cm)" draw:image-opacity="100%" style:mirror="none"/>
    </style:style>
    <style:style style:name="gr62"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5"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7"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8"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0" style:family="graphic" style:parent-style-name="standard">
      <style:graphic-properties draw:stroke="none" draw:fill="none" fo:min-height="3.799cm"/>
      <style:paragraph-properties style:writing-mode="lr-tb"/>
    </style:style>
    <style:style style:name="gr71" style:family="graphic" style:parent-style-name="standard">
      <style:graphic-properties draw:stroke="none" draw:fill="none" fo:min-height="3.304cm"/>
      <style:paragraph-properties style:writing-mode="lr-tb"/>
    </style:style>
    <style:style style:name="gr72"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3" style:family="graphic" style:parent-style-name="standard">
      <style:graphic-properties draw:stroke="none" draw:fill="none" fo:min-height="1.424cm"/>
      <style:paragraph-properties style:writing-mode="lr-tb"/>
    </style:style>
    <style:style style:name="gr74" style:family="graphic" style:parent-style-name="Standard_5f_5">
      <style:graphic-properties draw:stroke="none" draw:fill-color="#ff5429" draw:textarea-horizontal-align="justify" draw:textarea-vertical-align="middle" draw:auto-grow-height="false" fo:min-height="14.281cm" fo:min-width="1.14cm"/>
    </style:style>
    <style:style style:name="gr75" style:family="graphic" style:parent-style-name="Standard_5f_5">
      <style:graphic-properties draw:stroke="none" draw:fill-color="#3465a4" draw:textarea-horizontal-align="justify" draw:textarea-vertical-align="middle" draw:auto-grow-height="false" fo:min-height="25.965cm" fo:min-width="0.384cm"/>
    </style:style>
    <style:style style:name="gr76" style:family="graphic" style:parent-style-name="standard">
      <style:graphic-properties draw:stroke="none" draw:fill-color="#94ffba" draw:textarea-horizontal-align="justify" draw:textarea-vertical-align="middle" draw:auto-grow-height="false" fo:min-height="14.281cm" fo:min-width="1.14cm"/>
    </style:style>
    <style:style style:name="gr77" style:family="graphic" style:parent-style-name="standard">
      <style:graphic-properties draw:stroke="none" draw:fill-color="#026b5d" draw:textarea-horizontal-align="justify" draw:textarea-vertical-align="middle" draw:auto-grow-height="false" fo:min-height="25.965cm" fo:min-width="1.288cm"/>
    </style:style>
    <style:style style:name="gr78" style:family="graphic" style:parent-style-name="standard">
      <style:graphic-properties draw:stroke="none" draw:fill="none" fo:min-height="2.605cm"/>
      <style:paragraph-properties style:writing-mode="lr-tb"/>
    </style:style>
    <style:style style:name="gr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2" style:family="graphic" style:parent-style-name="standard">
      <style:graphic-properties draw:stroke="none" draw:fill="none" draw:textarea-vertical-align="top" fo:min-height="1.737cm"/>
      <style:paragraph-properties style:writing-mode="lr-tb"/>
    </style:style>
    <style:style style:name="gr83" style:family="graphic" style:parent-style-name="standard">
      <style:graphic-properties draw:stroke="none" draw:fill="none" fo:min-height="8.809cm"/>
      <style:paragraph-properties style:writing-mode="lr-tb"/>
    </style:style>
    <style:style style:name="gr84" style:family="graphic" style:parent-style-name="standard">
      <style:graphic-properties draw:stroke="none" draw:fill="none" fo:min-height="5.506cm"/>
      <style:paragraph-properties style:writing-mode="lr-tb"/>
    </style:style>
    <style:style style:name="gr85"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6" style:family="graphic" style:parent-style-name="standard">
      <style:graphic-properties draw:stroke="none" draw:fill="none" draw:textarea-vertical-align="top" fo:min-height="2.362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8" style:family="graphic" style:parent-style-name="standard">
      <style:graphic-properties draw:stroke="none" draw:fill="none" draw:textarea-vertical-align="top" fo:min-height="4.341cm"/>
      <style:paragraph-properties style:writing-mode="lr-tb"/>
    </style:style>
    <style:style style:name="gr89" style:family="graphic" style:parent-style-name="standard">
      <style:graphic-properties draw:stroke="none" draw:fill="none" fo:min-height="6.331cm"/>
      <style:paragraph-properties style:writing-mode="lr-tb"/>
    </style:style>
    <style:style style:name="gr90"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91"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2"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3"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4"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5"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6" style:family="graphic" style:parent-style-name="Standard_5f_2">
      <style:graphic-properties draw:stroke="none" draw:fill="none" fo:min-height="8.201cm"/>
      <style:paragraph-properties style:writing-mode="lr-tb"/>
    </style:style>
    <style:style style:name="gr97" style:family="graphic" style:parent-style-name="Standard_5f_2">
      <style:graphic-properties draw:stroke="none" draw:fill="none" fo:min-height="3.076cm"/>
      <style:paragraph-properties style:writing-mode="lr-tb"/>
    </style:style>
    <style:style style:name="gr98"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99" style:family="graphic" style:parent-style-name="standard">
      <style:graphic-properties svg:stroke-color="#ff0000" draw:fill-color="#ff4000" draw:textarea-horizontal-align="justify" draw:textarea-vertical-align="middle" draw:auto-grow-height="false" fo:min-height="2.463cm" fo:min-width="2.22cm"/>
    </style:style>
    <style:style style:name="gr100" style:family="graphic" style:parent-style-name="standard">
      <style:graphic-properties draw:stroke="none" draw:fill-color="#e16173" draw:textarea-horizontal-align="justify" draw:textarea-vertical-align="middle" draw:auto-grow-height="false" fo:min-height="14.281cm" fo:min-width="0.239cm"/>
    </style:style>
    <style:style style:name="gr101" style:family="graphic" style:parent-style-name="standard">
      <style:graphic-properties draw:stroke="none" draw:fill-color="#ffff6d" draw:textarea-horizontal-align="justify" draw:textarea-vertical-align="middle" draw:auto-grow-height="false" fo:min-height="14.281cm" fo:min-width="0.981cm"/>
    </style:style>
    <style:style style:name="gr102" style:family="graphic" style:parent-style-name="Standard_5f_2_5f_1">
      <style:graphic-properties draw:stroke="none" svg:stroke-color="#000000" draw:fill="none" draw:fill-color="#ffffff" draw:auto-grow-height="true" draw:auto-grow-width="false" fo:max-height="0cm" fo:min-height="3.319cm"/>
      <style:paragraph-properties style:writing-mode="lr-tb"/>
    </style:style>
    <style:style style:name="gr10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4" style:family="graphic" style:parent-style-name="standard">
      <style:graphic-properties draw:stroke="none" draw:fill-color="#e16173" draw:textarea-horizontal-align="justify" draw:textarea-vertical-align="middle" draw:auto-grow-height="false" fo:min-height="4.459cm" fo:min-width="0cm"/>
    </style:style>
    <style:style style:name="gr105" style:family="graphic" style:parent-style-name="standard">
      <style:graphic-properties draw:stroke="none" draw:fill-color="#ffff6d" draw:textarea-horizontal-align="justify" draw:textarea-vertical-align="middle" draw:auto-grow-height="false" fo:min-height="4.459cm" fo:min-width="0.241cm"/>
    </style:style>
    <style:style style:name="gr106" style:family="graphic" style:parent-style-name="standard">
      <style:graphic-properties draw:stroke="none" draw:fill="none" draw:textarea-vertical-align="top" fo:min-height="2.605cm"/>
      <style:paragraph-properties style:writing-mode="lr-tb"/>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08"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09"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10" style:family="graphic" style:parent-style-name="standard">
      <style:graphic-properties draw:stroke="none" draw:fill-color="#e400ff" draw:textarea-horizontal-align="justify" draw:textarea-vertical-align="middle" draw:auto-grow-height="false" fo:min-height="4.702cm" fo:min-width="0.241cm"/>
    </style:style>
    <style:style style:name="gr111" style:family="graphic" style:parent-style-name="standard">
      <style:graphic-properties draw:stroke="none" draw:fill-color="#e400ff" draw:textarea-horizontal-align="justify" draw:textarea-vertical-align="middle" draw:auto-grow-height="false" fo:min-height="15.03cm" fo:min-width="0.982cm"/>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3"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4"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2.858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026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title">
      <style:graphic-properties draw:textarea-vertical-align="top" fo:min-height="1.425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title">
      <style:graphic-properties draw:textarea-vertical-align="top" fo:min-height="1.118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2.2cm"/>
      <style:paragraph-properties style:writing-mode="lr-tb"/>
    </style:style>
    <style:style style:name="pr57" style:family="presentation" style:parent-style-name="Default-title">
      <style:graphic-properties draw:textarea-vertical-align="top" fo:min-height="1.451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title">
      <style:graphic-properties draw:textarea-vertical-align="top" fo:min-height="1.737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title">
      <style:graphic-properties draw:textarea-vertical-align="top" fo:min-height="2.60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title">
      <style:graphic-properties draw:textarea-vertical-align="top" fo:min-height="3.785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title">
      <style:graphic-properties draw:textarea-vertical-align="top" fo:min-height="1.805cm"/>
      <style:paragraph-properties style:writing-mode="lr-tb"/>
    </style:style>
    <style:style style:name="pr111" style:family="presentation" style:parent-style-name="Default-title">
      <style:graphic-properties draw:textarea-vertical-align="top" fo:min-height="3.473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title">
      <style:graphic-properties draw:textarea-vertical-align="top" fo:min-height="1.417cm"/>
      <style:paragraph-properties style:writing-mode="lr-tb"/>
    </style:style>
    <style:style style:name="pr115" style:family="presentation" style:parent-style-name="Default-outline1" style:list-style-name="L5">
      <style:graphic-properties fo:min-height="11.929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outline1">
      <style:graphic-properties/>
      <style:paragraph-properties style:writing-mode="lr-tb"/>
    </style:style>
    <style:style style:name="pr118" style:family="presentation" style:parent-style-name="Default-notes" style:list-style-name="L1">
      <style:graphic-properties draw:fill-color="#ffffff" draw:auto-grow-height="true" fo:min-height="13.365cm"/>
      <style:paragraph-properties style:writing-mode="lr-tb"/>
    </style:style>
    <style:style style:name="pr119" style:family="presentation" style:parent-style-name="Default-notes" style:list-style-name="L1">
      <style:graphic-properties draw:fill-color="#ffffff" draw:auto-grow-height="true" fo:min-height="13.365cm"/>
      <style:paragraph-properties style:writing-mode="lr-tb"/>
    </style:style>
    <style:style style:name="pr120" style:family="presentation" style:parent-style-name="Default-notes" style:list-style-name="L1">
      <style:graphic-properties draw:fill-color="#ffffff" draw:auto-grow-height="true" fo:min-height="13.365cm"/>
      <style:paragraph-properties style:writing-mode="lr-tb"/>
    </style:style>
    <style:style style:name="pr121" style:family="presentation" style:parent-style-name="Default-title">
      <style:graphic-properties draw:textarea-vertical-align="top" fo:min-height="5.677cm"/>
      <style:paragraph-properties style:writing-mode="lr-tb"/>
    </style:style>
    <style:style style:name="pr122" style:family="presentation" style:parent-style-name="Default-outline1" style:list-style-name="L5">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4.101cm"/>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outline1" style:list-style-name="L5">
      <style:graphic-properties fo:min-height="11.929cm"/>
      <style:paragraph-properties style:writing-mode="lr-tb"/>
    </style:style>
    <style:style style:name="pr128" style:family="presentation" style:parent-style-name="Default-outline1" style:list-style-name="L5">
      <style:graphic-properties fo:min-height="11.929cm"/>
      <style:paragraph-properties style:writing-mode="lr-tb"/>
    </style:style>
    <style:style style:name="pr129" style:family="presentation" style:parent-style-name="Default-title">
      <style:graphic-properties draw:textarea-vertical-align="top" fo:min-height="1.957cm"/>
      <style:paragraph-properties style:writing-mode="lr-tb"/>
    </style:style>
    <style:style style:name="pr130" style:family="presentation" style:parent-style-name="Default-title">
      <style:graphic-properties draw:textarea-vertical-align="top" fo:min-height="1.063cm"/>
      <style:paragraph-properties style:writing-mode="lr-tb"/>
    </style:style>
    <style:style style:name="pr131" style:family="presentation" style:parent-style-name="Default-outline1" style:list-style-name="L5">
      <style:graphic-properties fo:min-height="11.929cm"/>
      <style:paragraph-properties style:writing-mode="lr-tb"/>
    </style:style>
    <style:style style:name="pr132" style:family="presentation" style:parent-style-name="Default-outline1" style:list-style-name="L5">
      <style:graphic-properties fo:min-height="11.929cm"/>
      <style:paragraph-properties style:writing-mode="lr-tb"/>
    </style:style>
    <style:style style:name="pr133" style:family="presentation" style:parent-style-name="Default-outline1" style:list-style-name="L5">
      <style:graphic-properties fo:min-height="11.929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outline1" style:list-style-name="L5">
      <style:graphic-properties fo:min-height="11.929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outline1" style:list-style-name="L5">
      <style:graphic-properties fo:min-height="11.929cm"/>
      <style:paragraph-properties style:writing-mode="lr-tb"/>
    </style:style>
    <style:style style:name="pr13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start" style:writing-mode="lr-tb"/>
      <style:text-properties fo:font-size="28pt" fo:language="fr" fo:country="FR" fo:font-weight="bold" style:font-size-asian="28pt" style:font-size-complex="28pt"/>
    </style:style>
    <style:style style:name="P29" style:family="paragraph">
      <loext:graphic-properties draw:fill-color="#3465a4"/>
      <style:paragraph-properties fo:text-align="center"/>
      <style:text-properties fo:language="fr" fo:country="FR"/>
    </style:style>
    <style:style style:name="P30" style:family="paragraph">
      <style:paragraph-properties fo:margin-left="0cm" fo:margin-right="0cm" fo:margin-top="0.49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2" style:family="paragraph">
      <loext:graphic-properties draw:fill-color="#ffffff"/>
      <style:paragraph-properties fo:text-align="start" style:writing-mode="lr-tb"/>
      <style:text-properties fo:font-size="22pt" fo:language="fr" fo:country="FR" style:font-size-asian="22pt" style:font-size-complex="22pt"/>
    </style:style>
    <style:style style:name="P3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4"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3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37"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style:paragraph-properties style:writing-mode="lr-tb"/>
      <style:text-properties fo:font-size="13.5pt"/>
    </style:style>
    <style:style style:name="P40" style:family="paragraph">
      <loext:graphic-properties draw:fill="none"/>
      <style:paragraph-properties style:writing-mode="lr-tb"/>
      <style:text-properties fo:font-size="21pt" style:font-size-asian="28pt" style:font-size-complex="28pt"/>
    </style:style>
    <style:style style:name="P41" style:family="paragraph">
      <style:paragraph-properties fo:text-align="end"/>
    </style:style>
    <style:style style:name="P42"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line-height="100%" fo:text-align="start"/>
    </style:style>
    <style:style style:name="P44" style:family="paragraph">
      <loext:graphic-properties draw:fill="none"/>
      <style:paragraph-properties fo:text-align="center" style:writing-mode="lr-tb"/>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94ffba"/>
      <style:paragraph-properties fo:text-align="center"/>
      <style:text-properties fo:language="fr" fo:country="FR"/>
    </style:style>
    <style:style style:name="P47" style:family="paragraph">
      <loext:graphic-properties draw:fill-color="#026b5d"/>
      <style:paragraph-properties fo:text-align="center"/>
      <style:text-properties fo:language="fr" fo:country="FR"/>
    </style:style>
    <style:style style:name="P48" style:family="paragraph">
      <loext:graphic-properties draw:fill="none"/>
      <style:paragraph-properties fo:text-align="center" style:writing-mode="lr-tb"/>
      <style:text-properties fo:font-size="16.5pt" style:font-size-asian="22pt" style:font-size-complex="22pt"/>
    </style:style>
    <style:style style:name="P49"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0"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51" style:family="paragraph">
      <style:paragraph-properties fo:margin-left="0cm" fo:margin-right="0cm" fo:margin-top="0cm" fo:margin-bottom="0cm" fo:line-height="100%" fo:text-indent="0cm"/>
    </style:style>
    <style:style style:name="P52" style:family="paragraph">
      <loext:graphic-properties draw:fill="none"/>
      <style:paragraph-properties fo:text-align="start" style:writing-mode="lr-tb"/>
      <style:text-properties fo:font-size="20pt" style:font-size-asian="20pt" style:font-size-complex="20pt"/>
    </style:style>
    <style:style style:name="P53" style:family="paragraph">
      <loext:graphic-properties draw:fill="none" draw:fill-color="#ffffff"/>
      <style:paragraph-properties style:writing-mode="lr-tb"/>
    </style:style>
    <style:style style:name="P54" style:family="paragraph">
      <loext:graphic-properties draw:fill="none"/>
      <style:paragraph-properties fo:text-align="start" style:writing-mode="lr-tb"/>
      <style:text-properties fo:font-size="16.5pt" style:font-size-asian="22pt" style:font-size-complex="22pt"/>
    </style:style>
    <style:style style:name="P55"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56"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57" style:family="paragraph">
      <loext:graphic-properties draw:fill="none"/>
      <style:paragraph-properties fo:text-align="start" style:writing-mode="lr-tb"/>
      <style:text-properties fo:font-size="19.5pt" style:font-size-asian="26pt" style:font-size-complex="26pt"/>
    </style:style>
    <style:style style:name="P58" style:family="paragraph">
      <loext:graphic-properties draw:fill-color="#ff4000"/>
      <style:paragraph-properties fo:text-align="center"/>
      <style:text-properties fo:language="fr" fo:country="FR" fo:font-weight="bold"/>
    </style:style>
    <style:style style:name="P59" style:family="paragraph">
      <loext:graphic-properties draw:fill-color="#e16173"/>
      <style:paragraph-properties fo:text-align="center"/>
      <style:text-properties fo:language="fr" fo:country="FR"/>
    </style:style>
    <style:style style:name="P60" style:family="paragraph">
      <loext:graphic-properties draw:fill-color="#ffff6d"/>
      <style:paragraph-properties fo:text-align="center"/>
      <style:text-properties fo:language="fr" fo:country="FR"/>
    </style:style>
    <style:style style:name="P61" style:family="paragraph">
      <style:paragraph-properties style:writing-mode="lr-tb"/>
      <style:text-properties fo:font-size="28pt" fo:language="fr" fo:country="FR" style:font-size-asian="28pt" style:font-size-complex="28pt"/>
    </style:style>
    <style:style style:name="P62" style:family="paragraph">
      <loext:graphic-properties draw:fill="none"/>
      <style:paragraph-properties fo:text-align="center" style:writing-mode="lr-tb"/>
      <style:text-properties fo:font-size="28pt" style:font-size-asian="28pt" style:font-size-complex="28pt"/>
    </style:style>
    <style:style style:name="P63" style:family="paragraph">
      <style:paragraph-properties fo:text-align="center"/>
      <style:text-properties fo:font-weight="bold" style:font-weight-asian="bold" style:font-weight-complex="bold"/>
    </style:style>
    <style:style style:name="P64"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65" style:family="paragraph">
      <loext:graphic-properties draw:fill="none" draw:fill-color="#ffffff"/>
      <style:paragraph-properties fo:text-align="end" style:writing-mode="lr-tb"/>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36pt" fo:language="fr" fo:country="FR" style:font-size-asian="36pt" style:font-size-complex="36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size="36pt" fo:language="fr" fo:country="FR" fo:font-weight="bold" style:font-size-asian="36pt" style:font-weight-asian="bold" style:font-size-complex="36pt" style:font-weight-complex="bold"/>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size="22pt" fo:language="fr" fo:country="FR" style:font-size-asian="22pt" style:font-size-complex="22pt"/>
    </style:style>
    <style:style style:name="T30" style:family="text">
      <style:text-properties fo:font-size="24pt" fo:language="fr" fo:country="FR" fo:font-weight="bold" style:font-size-asian="24pt" style:font-weight-asian="bold" style:font-size-complex="24pt" style:font-weight-complex="bold"/>
    </style:style>
    <style:style style:name="T31" style:family="text">
      <style:text-properties fo:font-size="24pt" fo:language="fr" fo:country="FR" fo:font-weight="normal" style:font-size-asian="24pt" style:font-weight-asian="normal" style:font-size-complex="24pt" style:font-weight-complex="normal"/>
    </style:style>
    <style:style style:name="T3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33" style:family="text">
      <style:text-properties fo:color="#81d41a" loext:opacity="100%" fo:font-size="26pt" fo:language="fr" fo:country="FR" fo:font-weight="bold" style:font-size-asian="26pt" style:font-weight-asian="bold" style:font-size-complex="26pt" style:font-weight-complex="bold"/>
    </style:style>
    <style:style style:name="T34" style:family="text">
      <style:text-properties fo:font-size="13.3999996185303pt"/>
    </style:style>
    <style:style style:name="T35" style:family="text">
      <style:text-properties fo:font-size="22pt" fo:language="fr" fo:country="FR" fo:font-weight="normal" style:font-size-asian="22pt" style:font-weight-asian="normal" style:font-size-complex="22pt" style:font-weight-complex="normal"/>
    </style:style>
    <style:style style:name="T3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8"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8"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size="42pt" fo:language="fr" fo:country="FR" fo:font-weight="bold" style:font-size-asian="42pt" style:font-weight-asian="bold" style:font-size-complex="42pt" style:font-weight-complex="bold"/>
    </style:style>
    <style:style style:name="T61" style:family="text">
      <style:text-properties fo:font-size="22pt" style:font-size-asian="22pt" style:font-size-complex="22pt"/>
    </style:style>
    <style:style style:name="T62" style:family="text">
      <style:text-properties fo:color="#ffffff" loext:opacity="100%" fo:font-size="22pt" style:text-underline-style="solid" style:text-underline-width="auto" style:text-underline-color="font-color" style:font-size-asian="22pt" style:font-size-complex="22pt"/>
    </style:style>
    <style:style style:name="T63" style:family="text">
      <style:text-properties fo:font-size="48pt" fo:language="fr" fo:country="FR" fo:font-weight="bold" style:font-size-asian="48pt" style:font-weight-asian="bold" style:font-size-complex="48pt" style:font-weight-complex="bold"/>
    </style:style>
    <style:style style:name="T64" style:family="text">
      <style:text-properties fo:font-size="13.3999996185303pt" fo:language="fr" fo:country="FR" fo:font-weight="normal" style:font-size-asian="12pt" style:font-weight-asian="normal" style:font-size-complex="12pt" style:font-weight-complex="normal"/>
    </style:style>
    <style:style style:name="T65" style:family="text">
      <style:text-properties fo:color="#ffff00" loext:opacity="100%" fo:font-size="36pt" fo:font-weight="bold" style:font-size-asian="36pt" style:font-weight-asian="bold" style:font-size-complex="36pt" style:font-weight-complex="bold"/>
    </style:style>
    <style:style style:name="T66" style:family="text">
      <style:text-properties fo:font-size="36pt" fo:font-weight="bold" style:font-size-asian="36pt" style:font-weight-asian="bold" style:font-size-complex="36pt" style:font-weight-complex="bold"/>
    </style:style>
    <style:style style:name="T67" style:family="text">
      <style:text-properties fo:color="#ffffa6" loext:opacity="100%" fo:font-size="36pt" fo:font-weight="bold" style:font-size-asian="36pt" style:font-weight-asian="bold" style:font-size-complex="36pt" style:font-weight-complex="bold"/>
    </style:style>
    <style:style style:name="T68" style:family="text">
      <style:text-properties fo:font-size="20pt" style:font-size-asian="20pt" style:font-size-complex="20pt"/>
    </style:style>
    <style:style style:name="T69"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0" style:family="text">
      <style:text-properties fo:color="#ffbf00" loext:opacity="100%" fo:font-size="36pt" fo:font-weight="bold" style:font-size-asian="36pt" style:font-weight-asian="bold" style:font-size-complex="36pt" style:font-weight-complex="bold"/>
    </style:style>
    <style:style style:name="T71" style:family="text">
      <style:text-properties fo:font-size="22pt" fo:font-weight="bold" style:font-size-asian="22pt" style:font-weight-asian="bold" style:font-size-complex="22pt" style:font-weight-complex="bold"/>
    </style:style>
    <style:style style:name="T72" style:family="text">
      <style:text-properties fo:color="#ffffff" loext:opacity="100%" fo:font-size="12pt" fo:language="fr" fo:country="FR" fo:font-weight="bold" style:font-size-asian="12pt" style:font-weight-asian="bold" style:font-size-complex="12pt" style:font-weight-complex="bold"/>
    </style:style>
    <style:style style:name="T73" style:family="text">
      <style:text-properties fo:color="#ffffff" loext:opacity="100%" fo:font-size="12pt" fo:language="fr" fo:country="FR" fo:font-weight="normal" style:font-size-asian="12pt" style:font-weight-asian="normal" style:font-size-complex="12pt" style:font-weight-complex="normal"/>
    </style:style>
    <style:style style:name="T74"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5"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6"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color="#ffffff" loext:opacity="100%" fo:font-size="28pt" fo:language="fr" fo:country="FR" fo:font-weight="normal" style:font-size-asian="28pt" style:font-weight-asian="normal" style:font-size-complex="28pt" style:font-weight-complex="normal"/>
    </style:style>
    <style:style style:name="T82" style:family="text">
      <style:text-properties fo:color="#ffffff" loext:opacity="100%" fo:font-size="28pt" fo:language="fr" fo:country="FR" fo:font-weight="bold" style:font-size-asian="28pt" style:font-weight-asian="bold" style:font-size-complex="28pt" style:font-weight-complex="bold"/>
    </style:style>
    <style:style style:name="T83"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6"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7"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8"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9"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4" style:family="text">
      <style:text-properties fo:color="#ffffff" loext:opacity="100%" fo:font-size="18pt" fo:language="fr" fo:country="FR" fo:font-weight="normal" style:font-size-asian="18pt" style:font-weight-asian="normal" style:font-size-complex="18pt" style:font-weight-complex="normal"/>
    </style:style>
    <style:style style:name="T95" style:family="text">
      <style:text-properties fo:font-size="22pt"/>
    </style:style>
    <style:style style:name="T96"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97"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61cm 15.70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001000002DE00000104977DB5D8823B71CD.png" xlink:type="simple" xlink:show="embed" xlink:actuate="onLoad" draw:mime-type="image/png">
            <text:p/>
          </draw:image>
        </draw:frame>
        <draw:frame draw:style-name="gr25" draw:text-style-name="P11" draw:layer="layout" svg:width="12cm" svg:height="3.84cm" svg:x="15cm" svg:y="6.4cm">
          <draw:image xlink:href="Pictures/10000001000002C8000000E4E265B3CBA5CADAC7.png" xlink:type="simple" xlink:show="embed" xlink:actuate="onLoad" draw: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001000000600000006034B13194D1BDC9C3.png" xlink:type="simple" xlink:show="embed" xlink:actuate="onLoad" draw: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467cm" svg:x="1.37cm" svg:y="2.295cm" presentation:class="outline" presentation:user-transformed="true">
          <draw:text-box>
            <text:list text:style-name="L3">
              <text:list-item>
                <text:p text:style-name="P19"><text:span text:style-name="T14">Les navigateurs ne connaissent pas toutes les propriétés</text:span></text:p>
                <text:list>
                  <text:list-item>
                    <text:p text:style-name="P1"><text:span text:style-name="T18">Vérifiable grâce au site : https://caniuse.com/</text:span></text:p>
                  </text:list-item>
                </text:list>
              </text:list-item>
              <text:list-item>
                <text:p><text:span text:style-name="T14">Chaque navigateur a sa </text:span><text:span text:style-name="T19">façon</text:span><text:span text:style-name="T14"> d’interpréter le CSS, des différences de rendu sont possibles</text:span></text:p>
              </text:list-item>
              <text:list-item>
                <text:p><text:span text:style-name="T14">Les commentaires s’écrivent entre /* */</text:span></text:p>
              </text:list-item>
            </text:list>
          </draw:text-box>
        </draw:frame>
        <draw:frame draw:style-name="gr29" draw:text-style-name="P26" draw:layer="layout" svg:width="25.147cm" svg:height="1.273cm" svg:x="1.015cm" svg:y="13.527cm">
          <draw:text-box>
            <text:p><text:span text:style-name="T20">Source :</text:span></text:p>
            <text:list text:style-name="L1">
              <text:list-item>
                <text:p><text:span text:style-name="T21">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1" draw:text-style-name="P26" draw:layer="layout" svg:width="25.147cm" svg:height="3.569cm" svg:x="1.015cm" svg:y="13.527cm">
          <draw:text-box>
            <text:p><text:span text:style-name="T20">Sources :</text:span></text:p>
            <text:list text:style-name="L1">
              <text:list-item>
                <text:p><text:span text:style-name="T21">https://developer.mozilla.org/fr/docs/Learn/CSS/First_steps</text:span></text:p>
              </text:list-item>
            </text:list>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2"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001000005A600000093B90EA4040C8F4C04.png" xlink:type="simple" xlink:show="embed" xlink:actuate="onLoad" draw:mime-type="image/png">
            <text:p/>
          </draw:image>
        </draw:frame>
        <draw:frame draw:style-name="gr2" draw:text-style-name="P5" draw:layer="layout" svg:width="4.771cm" svg:height="1.382cm" svg:x="11.429cm" svg:y="8.318cm">
          <draw:image xlink:href="Pictures/10000001000000AE00000031B0ACF4A702AC2469.png" xlink:type="simple" xlink:show="embed" xlink:actuate="onLoad" draw:mime-type="image/png">
            <text:p/>
          </draw:image>
        </draw:frame>
        <draw:frame presentation:style-name="pr21" draw:text-style-name="P22" draw:layer="layout" svg:width="25.806cm" svg:height="1.514cm" svg:x="1.37cm" svg:y="11.45cm" presentation:class="outline" presentation:user-transformed="true">
          <draw:text-box>
            <text:list text:style-name="L3">
              <text:list-item>
                <text:p text:style-name="P19"><text:span text:style-name="T14">La balise html fait office de </text:span><text:span text:style-name="T23">sélecteur</text:span><text:span text:style-name="T14"> </text:span><text:span text:style-name="T23">CSS</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balises</text:span></text:p>
                <text:p text:style-name="P19"><text:span text:style-name="T25"/></text:p>
              </text:list-item>
            </text:list>
            <text:p text:style-name="P19"><text:span text:style-name="T25">A télécharger ici : </text:span><text:span text:style-name="T27"><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3">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8">CSS – Balise &lt;style&gt;</text:span></text:p>
          </draw:text-box>
        </draw:frame>
        <draw:frame presentation:style-name="pr24"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s sur la même page de la balise</text:span></text:p>
              </text:list-item>
              <text:list-item>
                <text:p text:style-name="P19"><text:span text:style-name="T9">Utilise également un système de </text:span><text:span text:style-name="T11">sélecteur CSS</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1">https://developer.mozilla.org/fr/docs/Web/HTML/Element/style</text:span></text:p>
              </text:list-item>
            </text:list>
            <text:p><text:span text:style-name="T21"/></text:p>
            <text:p><text:span text:style-name="T21"/></text:p>
            <text:p><text:span text:style-name="T21"/></text:p>
            <text:p><text:span text:style-name="T21"/></text:p>
            <text:p><text:span text:style-name="T21"/></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5" draw:text-style-name="P32"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6" draw:text-style-name="P22" draw:layer="layout" svg:width="25.806cm" svg:height="7.038cm" svg:x="1.37cm" svg:y="2.295cm" presentation:class="outline" presentation:user-transformed="true">
          <draw:text-box>
            <text:list text:style-name="L3">
              <text:list-item>
                <text:p text:style-name="P19"><text:span text:style-name="T14">Sert à appliquer une ou plusieurs </text:span><text:span text:style-name="T23">déclarations CSS</text:span><text:span text:style-name="T14"> dans un fichier lié OU entre les balises &lt;style&gt;&lt;/style&gt;</text:span></text:p>
              </text:list-item>
              <text:list-item>
                <text:p text:style-name="P19"><text:span text:style-name="T14">N’importe quelle balise html peut servir de </text:span><text:span text:style-name="T23">sélecteur CSS</text:span><text:span text:style-name="T14"> et ses </text:span><text:span text:style-name="T23">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0010000019D000000C42B4FABACFB2BA9A3.png" xlink:type="simple" xlink:show="embed" xlink:actuate="onLoad" draw:mime-type="image/png">
            <text:p/>
          </draw:image>
        </draw:frame>
        <draw:frame presentation:style-name="pr27" draw:text-style-name="P33" draw:layer="layout" svg:width="19.844cm" svg:height="2.858cm" svg:x="4.078cm" svg:y="13.143cm" presentation:class="title" presentation:user-transformed="true">
          <draw:text-box>
            <text:p text:style-name="P14"><text:span text:style-name="T30">Tous les textes entre balises &lt;p&gt;</text:span><text:span text:style-name="T31"> de la page auront le texte violet et une taille de texte de 25 px</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8" draw:text-style-name="P32"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6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0010000026E000000F88F92D41E2E3B5A54.png" xlink:type="simple" xlink:show="embed" xlink:actuate="onLoad" draw:mime-type="image/png">
            <text:p/>
          </draw:image>
        </draw:frame>
        <draw:custom-shape draw:style-name="gr37" draw:text-style-name="P5" draw:layer="layout" svg:width="1.32cm" svg:height="0.999cm" svg:x="5.08cm" svg:y="5.783cm">
          <text:p/>
          <draw:enhanced-geometry svg:viewBox="0 0 21600 21600" draw:type="rectangle" draw:enhanced-path="M 0 0 L 21600 0 21600 21600 0 21600 0 0 Z N"/>
        </draw:custom-shape>
        <draw:line draw:style-name="gr38" draw:text-style-name="P5" draw:layer="layout" svg:x1="5.079cm" svg:y1="5.934cm" svg:x2="5.079cm" svg:y2="3cm">
          <text:p/>
        </draw:line>
        <draw:custom-shape draw:style-name="gr39"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14" draw:text-style-name="P23" draw:layer="layout" svg:width="6.144cm" svg:height="2.051cm" svg:x="6.856cm" svg:y="12.232cm" presentation:class="title" presentation:user-transformed="true">
          <draw:text-box>
            <text:p text:style-name="P1"><text:span text:style-name="T15">propriété CSS</text:span></text:p>
          </draw:text-box>
        </draw:frame>
        <draw:custom-shape draw:style-name="gr40"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1"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2"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3"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custom-shape draw:style-name="gr44"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5" draw:text-style-name="P5" draw:layer="layout" svg:x1="6.8cm" svg:y1="8.6cm" svg:x2="6.8cm" svg:y2="5cm">
          <text:p/>
        </draw:line>
        <draw:frame presentation:style-name="pr29"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frame presentation:style-name="pr13" draw:text-style-name="P23" draw:layer="layout" svg:width="5.588cm" svg:height="1.154cm" svg:x="7cm" svg:y="4.55cm" presentation:class="title" presentation:user-transformed="true">
          <draw:text-box>
            <text:p text:style-name="P1"><text:span text:style-name="T15">commentaire</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2"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item>
                  <text:p text:style-name="P1"><text:span text:style-name="T29">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6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6" draw:text-style-name="P5" draw:layer="layout" svg:width="13.853cm" svg:height="5.626cm" svg:x="0.547cm" svg:y="2.799cm">
          <draw:image xlink:href="Pictures/100000010000026E000000F88F92D41E2E3B5A54.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5.8cm" svg:height="3.2cm" svg:x="1cm" svg:y="9.8cm">
          <draw:image xlink:href="Pictures/10000001000005A600000093B90EA4040C8F4C04.png" xlink:type="simple" xlink:show="embed" xlink:actuate="onLoad" draw:mime-type="image/png">
            <text:p/>
          </draw:image>
        </draw:fram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4.5cm" svg:height="1cm" svg:x="4.5cm" svg:y="9.8cm">
          <text:p/>
          <draw:enhanced-geometry svg:viewBox="0 0 21600 21600" draw:type="rectangle" draw:enhanced-path="M 0 0 L 21600 0 21600 21600 0 21600 0 0 Z N"/>
        </draw:custom-shape>
        <draw:custom-shape draw:style-name="gr50" draw:text-style-name="P11" draw:layer="layout" svg:width="5.8cm" svg:height="1cm" svg:x="9.9cm" svg:y="9.8cm">
          <text:p/>
          <draw:enhanced-geometry svg:viewBox="0 0 21600 21600" draw:type="rectangle" draw:enhanced-path="M 0 0 L 21600 0 21600 21600 0 21600 0 0 Z N"/>
        </draw:custom-shape>
        <draw:custom-shape draw:style-name="gr51" draw:text-style-name="P11" draw:layer="layout" svg:width="10cm" svg:height="0.8cm" svg:x="1.6cm" svg:y="5.2cm">
          <text:p/>
          <draw:enhanced-geometry svg:viewBox="0 0 21600 21600" draw:type="rectangle" draw:enhanced-path="M 0 0 L 21600 0 21600 21600 0 21600 0 0 Z N"/>
        </draw:custom-shape>
        <draw:custom-shape draw:style-name="gr52" draw:text-style-name="P11" draw:layer="layout" svg:width="13cm" svg:height="1cm" svg:x="1.6cm" svg:y="6.2cm">
          <text:p/>
          <draw:enhanced-geometry svg:viewBox="0 0 21600 21600" draw:type="rectangle" draw:enhanced-path="M 0 0 L 21600 0 21600 21600 0 21600 0 0 Z N"/>
        </draw:custom-shape>
        <draw:custom-shape draw:style-name="gr53" draw:text-style-name="P11" draw:layer="layout" svg:width="9cm" svg:height="1cm" svg:x="16.6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2"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item>
                  <text:p text:style-name="P1"><text:span text:style-name="T29">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tyle</text:span></text:p>
                <text:p text:style-name="P19"><text:span text:style-name="T25"/></text:p>
              </text:list-item>
            </text:list>
            <text:p text:style-name="P19"><text:span text:style-name="T25">A télécharger ici : </text:span><text:span text:style-name="T27"><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4"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5"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6"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3">liée</text:span><text:span text:style-name="T14"> via la balise &lt;link&gt; dans la balise &lt;head&gt;</text:span></text:p>
              </text:list-item>
            </text:list>
          </draw:text-box>
        </draw:frame>
        <draw:frame draw:style-name="gr55" draw:text-style-name="P26" draw:layer="layout" svg:width="25.147cm" svg:height="1.199cm" svg:x="1.015cm" svg:y="13.527cm">
          <draw:text-box>
            <text:p><text:span text:style-name="T20">Source(s) :</text:span></text:p>
            <text:list text:style-name="L1">
              <text:list-item>
                <text:p><text:span text:style-name="T32"><text:a xlink:href="https://developer.mozilla.org/fr/docs/Web/HTML/Element/link" xlink:type="simple">https://developer.mozilla.org/fr/docs/Web/HTML/Element/link</text:a></text:span></text:p>
              </text:list-item>
            </text:list>
          </draw:text-box>
        </draw:frame>
        <draw:frame draw:style-name="gr2" draw:text-style-name="P5" draw:layer="layout" svg:width="23.999cm" svg:height="1.734cm" svg:x="2.684cm" svg:y="5.466cm">
          <draw:image xlink:href="Pictures/10000001000003500000003AAFA2E9224D51B401.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4.905cm" svg:x="1.37cm" svg:y="7.495cm" presentation:class="outline" presentation:user-transformed="true">
          <draw:text-box>
            <text:list text:style-name="L3">
              <text:list-item>
                <text:list>
                  <text:list-item>
                    <text:p text:style-name="P1"><text:span text:style-name="T24">L'emplacement du fichier .css est important pour le lier au fichier .html</text:span></text:p>
                  </text:list-item>
                  <text:list-item>
                    <text:p text:style-name="P1"><text:span text:style-name="T24">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8" draw:text-style-name="P32"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9"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3">sélecteurs CSS</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40" draw:text-style-name="P32"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1"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www.pierre-giraud.com/liste-selecteurs-css-utilisation/</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2" draw:text-style-name="P32"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3"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3">Affecte tous les éléments ayant la même balise</text:span></text:p>
                      </text:list-item>
                    </text:list>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Type_selectors</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2"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5"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donc utilisable sur n’importe quelle balise html</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2"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7"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elles sont différentes</text:span></text:p>
                  </text:list-item>
                  <text:list-item>
                    <text:p text:style-name="P1"><text:span text:style-name="T14">Réutilisable</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2"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2"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item>
              <text:list-item>
                <text:p text:style-name="P19"><text:span text:style-name="T14">Permet un ciblage plus spécifique</text:span></text:p>
              </text:list-item>
              <text:list-item>
                <text:p text:style-name="P19"><text:span text:style-name="T14">Dans le fichier CSS (ou la balise &lt;style&gt;), on cible une classe en la préfixant d’un point "."</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2"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 draw:text-style-name="P11" draw:layer="layout" svg:width="23.167cm" svg:height="4.682cm" svg:x="2.417cm" svg:y="3.6cm">
          <draw:image xlink:href="Pictures/10000001000002200000006E5931E9B41A1511E8.png" xlink:type="simple" xlink:show="embed" xlink:actuate="onLoad" draw:mime-type="image/png">
            <text:p/>
          </draw:image>
        </draw:frame>
        <draw:frame presentation:style-name="pr53" draw:text-style-name="P34"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1" presentation:class="page"/>
          <draw:frame presentation:style-name="pr54" draw:text-style-name="P32"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5" draw:text-style-name="P11" draw:layer="layout" svg:width="22.006cm" svg:height="7.8cm" svg:x="2.997cm" svg:y="2.4cm">
          <draw:image xlink:href="Pictures/1000000100000226000000C3544B9E4F2406B372.png" xlink:type="simple" xlink:show="embed" xlink:actuate="onLoad" draw:mime-type="image/png">
            <text:p/>
          </draw:image>
        </draw:frame>
        <draw:custom-shape draw:style-name="gr60" draw:text-style-name="P5" draw:layer="layout" svg:width="12cm" svg:height="0.999cm" svg:x="3.8cm" svg:y="2.801cm">
          <text:p/>
          <draw:enhanced-geometry svg:viewBox="0 0 21600 21600" draw:type="rectangle" draw:enhanced-path="M 0 0 L 21600 0 21600 21600 0 21600 0 0 Z N"/>
        </draw:custom-shape>
        <draw:line draw:style-name="gr38" draw:text-style-name="P5" draw:layer="layout" svg:x1="3.8cm" svg:y1="2.952cm" svg:x2="3.8cm" svg:y2="12.4cm">
          <text:p/>
        </draw:line>
        <draw:frame presentation:style-name="pr14" draw:text-style-name="P35" draw:layer="layout" svg:width="5.588cm" svg:height="2.051cm" svg:x="4.2cm" svg:y="10.401cm" presentation:class="title" presentation:user-transformed="true">
          <draw:text-box>
            <text:p text:style-name="P1"><text:span text:style-name="T33">Sélecteur de classe</text:span></text:p>
          </draw:text-box>
        </draw:frame>
        <presentation:notes draw:style-name="dp2">
          <draw:page-thumbnail draw:style-name="gr3" draw:layer="layout" svg:width="13.586cm" svg:height="11.136cm" svg:x="3.703cm" svg:y="2.252cm" draw:page-number="32" presentation:class="page"/>
          <draw:frame presentation:style-name="pr55" draw:text-style-name="P32"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draw:style-name="gr61" draw:text-style-name="P11" draw:layer="layout" svg:width="22.006cm" svg:height="2.399cm" svg:x="2.997cm" svg:y="2.4cm">
          <draw:image xlink:href="Pictures/1000000100000226000000C3544B9E4F2406B372.png" xlink:type="simple" xlink:show="embed" xlink:actuate="onLoad" draw:mime-type="image/png">
            <text:p/>
          </draw:image>
        </draw:fram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2" draw:text-style-name="P26" draw:layer="layout" svg:width="25.147cm" svg:height="1.729cm" svg:x="1.016cm" svg:y="13.921cm">
          <draw:text-box>
            <text:p><text:span text:style-name="T20">Sources :</text:span></text:p>
            <text:list text:style-name="L1">
              <text:list-item>
                <text:p><text:span text:style-name="T21">https://developer.mozilla.org/fr/docs/Web/CSS/S%C3%A9lecteurs_de_classe</text:span></text:p>
              </text:list-item>
              <text:list-item>
                <text:p><text:span text:style-name="T34">https://developer.mozilla.org/fr/docs/Learn/Getting_started_with_the_web/CSS_basics</text:span></text:p>
              </text:list-item>
            </text:list>
          </draw:text-box>
        </draw:frame>
        <draw:frame draw:style-name="gr63" draw:text-style-name="P11" draw:layer="layout" svg:width="13.202cm" svg:height="1.999cm" svg:x="2.997cm" svg:y="2.4cm">
          <draw:image xlink:href="Pictures/1000000100000226000000C3544B9E4F2406B372.png" xlink:type="simple" xlink:show="embed" xlink:actuate="onLoad" draw:mime-type="image/png">
            <text:p/>
          </draw:image>
        </draw:frame>
        <draw:custom-shape draw:style-name="gr64" draw:text-style-name="P5" draw:layer="layout" svg:width="1.12cm" svg:height="0.999cm" svg:x="3.48cm" svg:y="2.801cm">
          <text:p/>
          <draw:enhanced-geometry svg:viewBox="0 0 21600 21600" draw:type="rectangle" draw:enhanced-path="M 0 0 L 21600 0 21600 21600 0 21600 0 0 Z N"/>
        </draw:custom-shape>
        <draw:line draw:style-name="gr65" draw:text-style-name="P5" draw:layer="layout" svg:x1="3.479cm" svg:y1="2.952cm" svg:x2="3.479cm" svg:y2="6.2cm">
          <text:p/>
        </draw:line>
        <draw:frame presentation:style-name="pr56" draw:text-style-name="P23" draw:layer="layout" svg:width="7.4cm" svg:height="2.2cm" svg:x="3.8cm" svg:y="5.4cm" presentation:class="title" presentation:user-transformed="true">
          <draw:text-box>
            <text:p text:style-name="P1"><text:span text:style-name="T15">un point</text:span></text:p>
          </draw:text-box>
        </draw:frame>
        <draw:custom-shape draw:style-name="gr66" draw:text-style-name="P5" draw:layer="layout" svg:width="10.999cm" svg:height="0.999cm" svg:x="4.801cm" svg:y="2.801cm">
          <text:p/>
          <draw:enhanced-geometry svg:viewBox="0 0 21600 21600" draw:type="rectangle" draw:enhanced-path="M 0 0 L 21600 0 21600 21600 0 21600 0 0 Z N"/>
        </draw:custom-shape>
        <draw:line draw:style-name="gr38" draw:text-style-name="P5" draw:layer="layout" svg:x1="15.8cm" svg:y1="2.952cm" svg:x2="15.8cm" svg:y2="6.4cm">
          <text:p/>
        </draw:line>
        <draw:frame presentation:style-name="pr57"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58"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e valeur d'id par page</text:span></text:p>
                  </text:list-item>
                </text:list>
              </text:list-item>
            </text:list>
          </draw:text-box>
        </draw:frame>
        <presentation:notes draw:style-name="dp2">
          <draw:page-thumbnail draw:style-name="gr3" draw:layer="layout" svg:width="13.586cm" svg:height="11.136cm" svg:x="3.703cm" svg:y="2.252cm" draw:page-number="33" presentation:class="page"/>
          <draw:frame presentation:style-name="pr59" draw:text-style-name="P32"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0"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3">.MaClasse c'est la même chose que ".maclasse"...</text:span></text:p>
                  </text:list-item>
                </text:list>
                <text:p text:style-name="P19"><text:span text:style-name="T14"/></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1" draw:text-style-name="P32"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2"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0010000021B0000017494AC6BD7D4108507.png" xlink:type="simple" xlink:show="embed" xlink:actuate="onLoad" draw:mime-type="image/png">
            <text:p/>
          </draw:image>
        </draw:frame>
        <draw:frame draw:style-name="gr2" draw:text-style-name="P11" draw:layer="layout" svg:width="11cm" svg:height="7.742cm" svg:x="1.6cm" svg:y="4.4cm">
          <draw:image xlink:href="Pictures/10000001000002080000016EE1A0B37F0A698FB2.png" xlink:type="simple" xlink:show="embed" xlink:actuate="onLoad" draw:mime-type="image/png">
            <text:p/>
          </draw:image>
        </draw:frame>
        <draw:custom-shape draw:style-name="gr67"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001000000600000006034B13194D1BDC9C3.png" xlink:type="simple" xlink:show="embed" xlink:actuate="onLoad" draw:mime-type="image/png">
            <text:p/>
          </draw:image>
        </draw:frame>
        <draw:frame presentation:style-name="pr63" draw:text-style-name="P36" draw:layer="layout" svg:width="9.2cm" svg:height="1.737cm" svg:x="2.8cm" svg:y="12.8cm" presentation:class="title" presentation:user-transformed="true">
          <draw:text-box>
            <text:p text:style-name="P1"><text:span text:style-name="T35">Le style ne s'applique pas</text:span></text:p>
          </draw:text-box>
        </draw:frame>
        <draw:frame presentation:style-name="pr63" draw:text-style-name="P36" draw:layer="layout" svg:width="6.4cm" svg:height="1.737cm" svg:x="17.5cm" svg:y="12.701cm" presentation:class="title" presentation:user-transformed="true">
          <draw:text-box>
            <text:p text:style-name="P1"><text:span text:style-name="T35">Le style s'applique</text:span></text:p>
          </draw:text-box>
        </draw:frame>
        <presentation:notes draw:style-name="dp2">
          <draw:page-thumbnail draw:style-name="gr3" draw:layer="layout" svg:width="13.586cm" svg:height="11.136cm" svg:x="3.703cm" svg:y="2.252cm" draw:page-number="35" presentation:class="page"/>
          <draw:frame presentation:style-name="pr64" draw:text-style-name="P32"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5" draw:text-style-name="P22" draw:layer="layout" svg:width="25.806cm" svg:height="8.905cm" svg:x="1.37cm" svg:y="2.295cm" presentation:class="outline" presentation:user-transformed="true">
          <draw:text-box>
            <text:list text:style-name="L3">
              <text:list-item>
                <text:p text:style-name="P19"><text:span text:style-name="T14">Préférez donc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26" draw:layer="layout" svg:width="25.147cm" svg:height="2.621cm" svg:x="1.016cm" svg:y="13.05cm">
          <draw:text-box>
            <text:p><text:span text:style-name="T20">Sources :</text:span></text:p>
            <text:list text:style-name="L1">
              <text:list-item>
                <text:p><text:span text:style-name="T21">https://developer.mozilla.org/fr/docs/Web/CSS/S%C3%A9lecteurs_de_classe</text:span></text:p>
              </text:list-item>
              <text:list-item>
                <text:p><text:span text:style-name="T21">https://stackoverflow.com/questions/12533926/are-class-names-in-css-selectors-case-sensitive – anglais</text:span></text:p>
              </text:list-item>
              <text:list-item>
                <text:p><text:span text:style-name="T21">https://fr.wiktionary.org/wiki/kebab_case</text:span></text:p>
              </text:list-item>
              <text:list-item>
                <text:p><text:span text:style-name="T21">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6" presentation:class="page"/>
          <draw:frame presentation:style-name="pr66" draw:text-style-name="P32"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link</text:span></text:p>
                <text:p text:style-name="P19"><text:span text:style-name="T25"/></text:p>
              </text:list-item>
            </text:list>
            <text:p text:style-name="P19"><text:span text:style-name="T25">A télécharger ici : </text:span><text:span text:style-name="T27"><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8"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es mêmes designs au niveau de leurs balis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69" draw:text-style-name="P32"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0"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un fichier .css verront les modifications s'appliquer</text:span></text:p>
                  </text:list-item>
                  <text:list-item>
                    <text:p text:style-name="P1"><text:span text:style-name="T14">Le style et la structure sont séparés → plus lisible</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71" draw:text-style-name="P32"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2"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3" draw:text-style-name="P37" draw:layer="layout" svg:width="21.358cm" svg:height="2.605cm" svg:x="3.321cm" svg:y="12.711cm" presentation:class="title" presentation:user-transformed="true">
          <draw:text-box>
            <text:p text:style-name="P14"><text:span text:style-name="T35">La feuille de style "print.css" ne s'applique qu'aux imprimantes grâce à l'attribut "media" et la valeur "print"</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0010000021300000078BB574EF514AD1D69.png" xlink:type="simple" xlink:show="embed" xlink:actuate="onLoad" draw:mime-type="image/png">
            <text:p/>
          </draw:image>
        </draw:frame>
        <presentation:notes draw:style-name="dp2">
          <draw:page-thumbnail draw:style-name="gr3" draw:layer="layout" svg:width="13.586cm" svg:height="11.136cm" svg:x="3.703cm" svg:y="2.252cm" draw:page-number="40" presentation:class="page"/>
          <draw:frame presentation:style-name="pr74" draw:text-style-name="P32" draw:layer="layout" svg:width="16.8cm" svg:height="13.365cm" svg:x="2.097cm" svg:y="14.103cm" presentation:class="notes" presentation:user-transformed="true">
            <draw:text-box>
              <text:list text:style-name="L1">
                <text:list-item>
                  <text:p text:style-name="P1"><text:span text:style-name="T29">En absence d'attribut "media", le style s'applique à tout type de média :</text:span></text:p>
                  <text:list>
                    <text:list-item>
                      <text:p text:style-name="P1"><text:span text:style-name="T29">speech</text:span></text:p>
                    </text:list-item>
                    <text:list-item>
                      <text:p text:style-name="P1"><text:span text:style-name="T29">screen</text:span></text:p>
                    </text:list-item>
                    <text:list-item>
                      <text:p text:style-name="P1"><text:span text:style-name="T29">print</text:span></text:p>
                    </text:list-item>
                    <text:list-item>
                      <text:p text:style-name="P1"><text:span text:style-name="T29">all (valeur par défaut)</text:span></text:p>
                    </text:list-item>
                  </text:list>
                </text:list-item>
              </text:list>
            </draw:text-box>
          </draw:frame>
        </presentation:notes>
      </draw:page>
      <draw:page draw:name="page41"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5" draw:text-style-name="P22" draw:layer="layout" svg:width="25.806cm" svg:height="4.705cm" svg:x="1.37cm" svg:y="2.295cm" presentation:class="outline" presentation:user-transformed="true">
          <draw:text-box>
            <text:list text:style-name="L3">
              <text:list-item>
                <text:p text:style-name="P38"><text:span text:style-name="T36">Un élément HTML peut avoir plusieurs classes, elles doivent être séparées par un espace :</text:span><text:span text:style-name="T37"><text:line-break/></text:span><text:span text:style-name="T37"/></text:p>
                <text:p text:style-name="P19"><text:span text:style-name="T14"/></text:p>
              </text:list-item>
            </text:list>
          </draw:text-box>
        </draw:frame>
        <draw:frame draw:style-name="gr69"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draw:frame draw:style-name="gr2" draw:text-style-name="P11" draw:layer="layout" svg:width="25.257cm" svg:height="4.083cm" svg:x="1.766cm" svg:y="5.517cm">
          <draw:image xlink:href="Pictures/10000001000002A20000006DA1A3923EBCF92F89.png" xlink:type="simple" xlink:show="embed" xlink:actuate="onLoad" draw:mime-type="image/png">
            <text:p/>
          </draw:image>
        </draw:frame>
        <presentation:notes draw:style-name="dp2">
          <draw:page-thumbnail draw:style-name="gr3" draw:layer="layout" svg:width="13.586cm" svg:height="11.136cm" svg:x="3.703cm" svg:y="2.252cm" draw:page-number="41" presentation:class="page"/>
          <draw:frame presentation:style-name="pr76" draw:text-style-name="P32"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7" draw:text-style-name="P22" draw:layer="layout" svg:width="25.806cm" svg:height="11.105cm" svg:x="1.37cm" svg:y="2.295cm" presentation:class="outline" presentation:user-transformed="true">
          <draw:text-box>
            <text:list text:style-name="L3">
              <text:list-item>
                <text:p text:style-name="P38"><text:span text:style-name="T23">L’ordre des classes dans l’attribut "class" n’influe en rien sur l’interprétation des déclarations</text:span></text:p>
                <text:list>
                  <text:list-item>
                    <text:p text:style-name="P1"><text:span text:style-name="T14">C'est dans les fichiers .css (ou balises &lt;style&gt;) que ceci a son importance</text:span></text:p>
                  </text:list-item>
                </text:list>
                <text:p text:style-name="P19"><text:span text:style-name="T14"/></text:p>
              </text:list-item>
            </text:list>
          </draw:text-box>
        </draw:frame>
        <draw:frame draw:style-name="gr69"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presentation:notes draw:style-name="dp2">
          <draw:page-thumbnail draw:style-name="gr3" draw:layer="layout" svg:width="13.586cm" svg:height="11.136cm" svg:x="3.703cm" svg:y="2.252cm" draw:page-number="42" presentation:class="page"/>
          <draw:frame presentation:style-name="pr78" draw:text-style-name="P32"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9" draw:text-style-name="P22" draw:layer="layout" svg:width="25.806cm" svg:height="2.905cm" svg:x="1.37cm" svg:y="2.295cm" presentation:class="outline" presentation:user-transformed="true">
          <draw:text-box>
            <text:list text:style-name="L3">
              <text:list-item>
                <text:p text:style-name="P38"><text:span text:style-name="T38">Dans un sélecteur CSS, si la classe est préfixée d'une balise HTML, on cible la balise ayant la classe en question</text:span></text:p>
                <text:p text:style-name="P19"><text:span text:style-name="T14"/></text:p>
              </text:list-item>
            </text:list>
          </draw:text-box>
        </draw:frame>
        <draw:frame draw:style-name="gr70" draw:text-style-name="P39" draw:layer="layout" svg:width="12.576cm" svg:height="4.049cm" svg:x="0.6cm" svg:y="10.65cm">
          <draw:text-box>
            <text:p><text:span text:style-name="T39">&lt;</text:span><text:span text:style-name="T40">span </text:span><text:span text:style-name="T41">class</text:span><text:span text:style-name="T40">=</text:span><text:span text:style-name="T42">"pistil</text:span><text:span text:style-name="T43">"</text:span><text:span text:style-name="T44">&gt; </text:span><text:span text:style-name="T44"><text:line-break/></text:span><text:span text:style-name="T44"><text:tab/></text:span><text:span text:style-name="T45">Texte non vert </text:span><text:span text:style-name="T45"><text:line-break/></text:span><text:span text:style-name="T44">&lt;/</text:span><text:span text:style-name="T46">span</text:span><text:span text:style-name="T44">&gt;</text:span></text:p>
          </draw:text-box>
        </draw:frame>
        <draw:frame draw:style-name="gr71" draw:text-style-name="P40" draw:layer="layout" svg:width="8.06cm" svg:height="3.554cm" svg:x="10.54cm" svg:y="4.863cm">
          <draw:text-box>
            <text:p><text:span text:style-name="T47">p.pistil </text:span><text:span text:style-name="T48">{</text:span></text:p>
            <text:p><text:span text:style-name="T49"><text:tab/></text:span><text:span text:style-name="T49">color:</text:span><text:span text:style-name="T47"> </text:span><text:span text:style-name="T50">green</text:span><text:span text:style-name="T48">;</text:span></text:p>
            <text:p><text:span text:style-name="T48">}</text:span></text:p>
          </draw:text-box>
        </draw:frame>
        <draw:frame draw:style-name="gr70" draw:text-style-name="P39" draw:layer="layout" svg:width="12.576cm" svg:height="4.049cm" svg:x="14.8cm" svg:y="10.65cm">
          <draw:text-box>
            <text:p><text:span text:style-name="T39">&lt;</text:span><text:span text:style-name="T40">p </text:span><text:span text:style-name="T41">class</text:span><text:span text:style-name="T40">=</text:span><text:span text:style-name="T42">"pistil</text:span><text:span text:style-name="T43">"</text:span><text:span text:style-name="T44">&gt; </text:span><text:span text:style-name="T44"><text:line-break/></text:span><text:span text:style-name="T44"><text:tab/></text:span><text:span text:style-name="T51">Texte vert</text:span><text:span text:style-name="T45"><text:line-break/></text:span><text:span text:style-name="T44">&lt;/</text:span><text:span text:style-name="T46">p</text:span><text:span text:style-name="T44">&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2" draw:layer="layout" svg:width="6.2cm" svg:height="1.737cm" svg:x="2.6cm" svg:y="8.211cm" presentation:class="title" presentation:user-transformed="true">
          <draw:text-box>
            <text:p text:style-name="P41"><text:span text:style-name="T35">Le style </text:span><text:span text:style-name="T35"><text:line-break/></text:span><text:span text:style-name="T35">ne s'applique pas</text:span></text:p>
          </draw:text-box>
        </draw:frame>
        <draw:frame presentation:style-name="pr63" draw:text-style-name="P36" draw:layer="layout" svg:width="6.2cm" svg:height="1.737cm" svg:x="17.2cm" svg:y="8.211cm" presentation:class="title" presentation:user-transformed="true">
          <draw:text-box>
            <text:p text:style-name="P1"><text:span text:style-name="T35">Le style </text:span><text:span text:style-name="T35"><text:line-break/></text:span><text:span text:style-name="T35">s'applique</text:span></text:p>
          </draw:text-box>
        </draw:frame>
        <draw:custom-shape draw:style-name="gr67"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2"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80" draw:text-style-name="P32"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1" draw:text-style-name="P22" draw:layer="layout" svg:width="25.806cm" svg:height="2.305cm" svg:x="1.37cm" svg:y="2.295cm" presentation:class="outline" presentation:user-transformed="true">
          <draw:text-box>
            <text:list text:style-name="L3">
              <text:list-item>
                <text:p text:style-name="P38"><text:span text:style-name="T38">Cette règle s'applique également avec une combinaison de classes...</text:span></text:p>
                <text:p text:style-name="P19"><text:span text:style-name="T14"/></text:p>
              </text:list-item>
            </text:list>
          </draw:text-box>
        </draw:frame>
        <draw:frame draw:style-name="gr70" draw:text-style-name="P39" draw:layer="layout" svg:width="12.576cm" svg:height="4.049cm" svg:x="0.6cm" svg:y="10.65cm">
          <draw:text-box>
            <text:p><text:span text:style-name="T39">&lt;</text:span><text:span text:style-name="T40">span </text:span><text:span text:style-name="T41">class</text:span><text:span text:style-name="T40">=</text:span><text:span text:style-name="T42">"pistil</text:span><text:span text:style-name="T43">"</text:span><text:span text:style-name="T44">&gt; </text:span><text:span text:style-name="T44"><text:line-break/></text:span><text:span text:style-name="T44"><text:tab/></text:span><text:span text:style-name="T45">Texte non vert </text:span><text:span text:style-name="T45"><text:line-break/></text:span><text:span text:style-name="T44">&lt;/</text:span><text:span text:style-name="T46">span</text:span><text:span text:style-name="T44">&gt;</text:span></text:p>
          </draw:text-box>
        </draw:frame>
        <draw:frame draw:style-name="gr71" draw:text-style-name="P40" draw:layer="layout" svg:width="9.529cm" svg:height="3.554cm" svg:x="9.071cm" svg:y="4.763cm">
          <draw:text-box>
            <text:p><text:span text:style-name="T47">.pistil.fleur </text:span><text:span text:style-name="T48">{</text:span></text:p>
            <text:p><text:span text:style-name="T49"><text:tab/></text:span><text:span text:style-name="T49">color:</text:span><text:span text:style-name="T47"> </text:span><text:span text:style-name="T50">green</text:span><text:span text:style-name="T48">;</text:span></text:p>
            <text:p><text:span text:style-name="T48">}</text:span></text:p>
          </draw:text-box>
        </draw:frame>
        <draw:frame draw:style-name="gr70" draw:text-style-name="P39" draw:layer="layout" svg:width="13.2cm" svg:height="4.049cm" svg:x="14.8cm" svg:y="10.65cm">
          <draw:text-box>
            <text:p><text:span text:style-name="T39">&lt;</text:span><text:span text:style-name="T40">p </text:span><text:span text:style-name="T41">class</text:span><text:span text:style-name="T40">=</text:span><text:span text:style-name="T42">"pistil fleur</text:span><text:span text:style-name="T43">"</text:span><text:span text:style-name="T44">&gt; </text:span><text:span text:style-name="T44"><text:line-break/></text:span><text:span text:style-name="T44"><text:tab/></text:span><text:span text:style-name="T51">Texte vert</text:span><text:span text:style-name="T45"><text:line-break/></text:span><text:span text:style-name="T44">&lt;/</text:span><text:span text:style-name="T46">p</text:span><text:span text:style-name="T44">&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2" draw:layer="layout" svg:width="6.2cm" svg:height="1.737cm" svg:x="2.6cm" svg:y="8.211cm" presentation:class="title" presentation:user-transformed="true">
          <draw:text-box>
            <text:p text:style-name="P41"><text:span text:style-name="T35">Le style </text:span><text:span text:style-name="T35"><text:line-break/></text:span><text:span text:style-name="T35">ne s'applique pas</text:span></text:p>
          </draw:text-box>
        </draw:frame>
        <draw:frame presentation:style-name="pr63" draw:text-style-name="P36" draw:layer="layout" svg:width="6.2cm" svg:height="1.737cm" svg:x="17.2cm" svg:y="8.211cm" presentation:class="title" presentation:user-transformed="true">
          <draw:text-box>
            <text:p text:style-name="P1"><text:span text:style-name="T35">Le style </text:span><text:span text:style-name="T35"><text:line-break/></text:span><text:span text:style-name="T35">s'applique</text:span></text:p>
          </draw:text-box>
        </draw:frame>
        <draw:custom-shape draw:style-name="gr67"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2"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2" draw:text-style-name="P32"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3" draw:text-style-name="P22" draw:layer="layout" svg:width="25.806cm" svg:height="8.505cm" svg:x="1.37cm" svg:y="2.295cm" presentation:class="outline" presentation:user-transformed="true">
          <draw:text-box>
            <text:list text:style-name="L3">
              <text:list-item>
                <text:p text:style-name="P38"><text:span text:style-name="T38">...et plein d'autres cas :</text:span></text:p>
                <text:list>
                  <text:list-item>
                    <text:p text:style-name="P43"><text:span text:style-name="T38">classe + id : </text:span><text:span text:style-name="T52">#mon-id</text:span><text:span text:style-name="T53">.ma-classe</text:span></text:p>
                  </text:list-item>
                  <text:list-item>
                    <text:p text:style-name="P43"><text:span text:style-name="T54">attribut + classe : </text:span><text:span text:style-name="T55">[src]</text:span><text:span text:style-name="T56">.ma-classe</text:span></text:p>
                  </text:list-item>
                  <text:list-item>
                    <text:p text:style-name="P43"><text:span text:style-name="T54">classe + classe + classe :</text:span><text:span text:style-name="T56"> </text:span><text:span text:style-name="T57">.cl1</text:span><text:span text:style-name="T58">.cl2</text:span><text:span text:style-name="T52">.cl3</text:span></text:p>
                  </text:list-item>
                </text:list>
              </text:list-item>
              <text:list-item>
                <text:p text:style-name="P43"><text:span text:style-name="T54">A noter que l'ordre ne compte pas</text:span></text:p>
                <text:p text:style-name="P19"><text:span text:style-name="T14"/></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44" draw:layer="layout" svg:width="16.4cm" svg:height="1.674cm" svg:x="5.8cm" svg:y="11.2cm">
          <draw:text-box>
            <text:p text:style-name="P14"><text:span text:style-name="T57">.cl1</text:span><text:span text:style-name="T58">.cl2</text:span><text:span text:style-name="T52">.cl3 </text:span><text:span text:style-name="T59">=</text:span><text:span text:style-name="T52"> </text:span><text:span text:style-name="T57">.cl3</text:span><text:span text:style-name="T58">.cl1</text:span><text:span text:style-name="T52">.cl3</text:span></text:p>
          </draw:text-box>
        </draw:frame>
        <draw:frame presentation:style-name="pr63" draw:text-style-name="P42" draw:layer="layout" svg:width="13.4cm" svg:height="1.737cm" svg:x="7.3cm" svg:y="12.763cm" presentation:class="title" presentation:user-transformed="true">
          <draw:text-box>
            <text:p text:style-name="P14"><text:span text:style-name="T35">Dans les deux cas nous ciblerons les éléments HTML ayant les trois classes</text:span></text:p>
          </draw:text-box>
        </draw:frame>
        <presentation:notes draw:style-name="dp2">
          <draw:page-thumbnail draw:style-name="gr3" draw:layer="layout" svg:width="13.586cm" svg:height="11.136cm" svg:x="3.703cm" svg:y="2.252cm" draw:page-number="45" presentation:class="page"/>
          <draw:frame presentation:style-name="pr84" draw:text-style-name="P32"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74" draw:text-style-name="P27"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electeurs</text:span></text:p>
                <text:p text:style-name="P19"><text:span text:style-name="T25"/></text:p>
              </text:list-item>
            </text:list>
            <text:p text:style-name="P19"><text:span text:style-name="T25">A télécharger ici : </text:span><text:span text:style-name="T27"><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86" draw:text-style-name="P22" draw:layer="layout" svg:width="25.806cm" svg:height="6.105cm" svg:x="1.37cm" svg:y="2.295cm" presentation:class="outline" presentation:user-transformed="true">
          <draw:text-box>
            <text:list text:style-name="L3">
              <text:list-item>
                <text:p text:style-name="P38"><text:span text:style-name="T14">Permet de sélectionner plusieurs sélecteurs CSS en même temps</text:span></text:p>
                <text:list>
                  <text:list-item>
                    <text:p text:style-name="P43"><text:span text:style-name="T14">Parfait pour partager certaines déclarations CSS</text:span></text:p>
                  </text:list-item>
                </text:list>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elector_list</text:span></text:p>
              </text:list-item>
            </text:list>
          </draw:text-box>
        </draw:frame>
        <draw:frame draw:style-name="gr2" draw:text-style-name="P11" draw:layer="layout" svg:width="27.4cm" svg:height="4.356cm" svg:x="0.3cm" svg:y="8.595cm">
          <draw:image xlink:href="Pictures/100000010000049E000000BCFE9A4C40CFAECA11.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87" draw:text-style-name="P32" draw:layer="layout" svg:width="16.8cm" svg:height="13.365cm" svg:x="2.097cm" svg:y="14.103cm" presentation:class="notes" presentation:user-transformed="true">
            <draw:text-box>
              <text:list text:style-name="L1">
                <text:list-item>
                  <text:p text:style-name="P1"><text:span text:style-name="T29">Le sélecteur "*" est principalement utilisé avec la déclaration css "box-sizing : border-box". Cette déclaration permet de changer la façon dont les dimensions du modèle de boite est calculé.</text:span><text:span text:style-name="T29"><text:line-break/></text:span><text:span text:style-name="T29">https://developer.mozilla.org/fr/docs/Web/CSS/box-sizing</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88" draw:text-style-name="P22" draw:layer="layout" svg:width="25.806cm" svg:height="11.805cm" svg:x="1.37cm" svg:y="2.295cm" presentation:class="outline" presentation:user-transformed="true">
          <draw:text-box>
            <text:list text:style-name="L3">
              <text:list-item>
                <text:p text:style-name="P38"><text:span text:style-name="T14">Sélectionne toutes les balises</text:span></text:p>
              </text:list-item>
              <text:list-item>
                <text:p text:style-name="P38"><text:span text:style-name="T11">Ce sélecteur doit être utilisé avec extrême parcimonie,</text:span><text:span text:style-name="T14"> des comportements inattendus peuvent apparaîtr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9" draw:text-style-name="P32" draw:layer="layout" svg:width="16.8cm" svg:height="13.365cm" svg:x="2.097cm" svg:y="14.103cm" presentation:class="notes" presentation:user-transformed="true">
            <draw:text-box>
              <text:list text:style-name="L1">
                <text:list-item>
                  <text:p text:style-name="P1"><text:span text:style-name="T29">Le sélecteur "*" est principalement utilisé avec la déclaration css "box-sizing : border-box". Cette déclaration permet de changer la façon dont les dimensions du modèle de boite est calculé.</text:span><text:span text:style-name="T29"><text:line-break/></text:span><text:span text:style-name="T29">https://developer.mozilla.org/fr/docs/Web/CSS/box-sizing</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6" draw:text-style-name="P45" draw:layer="layout" svg:width="26.924cm" svg:height="1.656cm" svg:x="0.536cm" svg:y="5.754cm" presentation:class="title" presentation:user-transformed="true">
          <draw:text-box>
            <text:p text:style-name="P14"><text:span text:style-name="T60">Pour aller plus loin et s'entraîner</text:span></text:p>
          </draw:text-box>
        </draw:frame>
        <draw:custom-shape draw:style-name="gr76" draw:text-style-name="P46"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48" draw:layer="layout" svg:width="26.905cm" svg:height="2.855cm" svg:x="0.605cm" svg:y="7.2cm">
          <draw:text-box>
            <text:p text:style-name="P14"><text:span text:style-name="T61"/></text:p>
            <text:p text:style-name="P14"><text:span text:style-name="T61">jeu : </text:span><text:span text:style-name="T62"><text:a xlink:href="https://flukeout.github.io/" xlink:type="simple">https://flukeout.github.io/</text:a></text:span><text:span text:style-name="T61"><text:s/>(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90" draw:text-style-name="P49" draw:layer="layout" svg:width="26.924cm" svg:height="3.785cm" svg:x="0.538cm" svg:y="5.983cm" presentation:class="title" presentation:user-transformed="true">
          <draw:text-box>
            <text:p text:style-name="P14"><text:span text:style-name="T63">Algorithme de </text:span><text:span text:style-name="T63"><text:line-break/></text:span><text:span text:style-name="T63">résolution du CSS</text:span></text:p>
          </draw:text-box>
        </draw:frame>
        <draw:custom-shape draw:style-name="gr76" draw:text-style-name="P46"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1" draw:text-style-name="P20" draw:layer="layout" svg:width="25.806cm" svg:height="10.2cm" svg:x="1.37cm" svg:y="3cm" presentation:class="outline" presentation:user-transformed="true">
          <draw:text-box>
            <text:p text:style-name="P38"><text:span text:style-name="T54">Le navigateur fusionne tous les sélecteurs éligibles à un élément HTML lorsqu'il affiche une page mais...</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92" draw:text-style-name="P32"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3" draw:text-style-name="P20" draw:layer="layout" svg:width="25.806cm" svg:height="10.2cm" svg:x="1.37cm" svg:y="3cm" presentation:class="outline" presentation:user-transformed="true">
          <draw:text-box>
            <text:p text:style-name="P38"><text:span text:style-name="T54">...dans certains cas, il peut subsister des conflits au niveau des déclarations CSS.</text:span></text:p>
            <text:p text:style-name="P38"><text:span text:style-name="T54"/></text:p>
            <text:p text:style-name="P38"><text:span text:style-name="T54">Par exemple : deux sélecteurs appliquent la propriété "color", quelle valeur appliquer alors ? </text:span></text:p>
            <text:p text:style-name="P38"><text:span text:style-name="T54"/></text:p>
            <text:list text:style-name="L3">
              <text:list-header>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94" draw:text-style-name="P32"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0" draw:layer="layout" svg:width="25.806cm" svg:height="10.2cm" svg:x="1.37cm" svg:y="3cm" presentation:class="outline" presentation:user-transformed="true">
          <draw:text-box>
            <text:p text:style-name="P38"><text:span text:style-name="T54">Des règles, gérées par les navigateurs, ont été mises en place pour gérer ces cas. Qui sont représentés par les notions suivantes :</text:span></text:p>
            <text:list text:style-name="L3">
              <text:list-header>
                <text:p text:style-name="P38"><text:span text:style-name="T54"/></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3" presentation:class="page"/>
          <draw:frame presentation:style-name="pr96" draw:text-style-name="P32"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list text:style-name="L3">
              <text:list-item>
                <text:p text:style-name="P38"><text:span text:style-name="T54">Spécificité</text:span></text:p>
                <text:list>
                  <text:list-item>
                    <text:p text:style-name="P43"><text:span text:style-name="T54">Priorité des déclarations CSS d'un sélecteur</text:span></text:p>
                  </text:list-item>
                  <text:list-item>
                    <text:p text:style-name="P43"><text:span text:style-name="T54">Peut être aussi appelé "poids du sélecteur"</text:span></text:p>
                  </text:list-item>
                </text:list>
              </text:list-item>
              <text:list-item>
                <text:p text:style-name="P38"><text:span text:style-name="T54">Cascade</text:span></text:p>
                <text:list>
                  <text:list-item>
                    <text:p text:style-name="P43"><text:span text:style-name="T9">Ordre des sélecteurs CSS dans le CSS</text:span></text:p>
                  </text:list-item>
                </text:list>
              </text:list-item>
              <text:list-item>
                <text:p text:style-name="P38"><text:span text:style-name="T54">Héritage</text:span></text:p>
                <text:list>
                  <text:list-item>
                    <text:p text:style-name="P43"><text:span text:style-name="T54">Gestion des propriétés CSS par rapport au parent</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4" presentation:class="page"/>
          <draw:frame presentation:style-name="pr98" draw:text-style-name="P32"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99" draw:text-style-name="P20" draw:layer="layout" svg:width="25.806cm" svg:height="9.505cm" svg:x="1.37cm" svg:y="2.295cm" presentation:class="outline" presentation:user-transformed="true">
          <draw:text-box>
            <text:list text:style-name="L3">
              <text:list-item>
                <text:p text:style-name="P38"><text:span text:style-name="T54">Tous les sélecteurs CSS ne se valent pas</text:span></text:p>
                <text:list>
                  <text:list-item>
                    <text:p text:style-name="P43"><text:span text:style-name="T54">Certains ont un poids plus important</text:span></text:p>
                    <text:list>
                      <text:list-item>
                        <text:p text:style-name="P43"><text:span text:style-name="T54">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26" draw:layer="layout" svg:width="25.147cm" svg:height="2.147cm" svg:x="1.018cm" svg:y="14.051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55" presentation:class="page"/>
          <draw:frame presentation:style-name="pr100" draw:text-style-name="P32"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1" draw:text-style-name="P20" draw:layer="layout" svg:width="25.806cm" svg:height="4.905cm" svg:x="1.37cm" svg:y="2.295cm" presentation:class="outline" presentation:user-transformed="true">
          <draw:text-box>
            <text:list text:style-name="L3">
              <text:list-header>
                <text:p text:style-name="P38"><text:span text:style-name="T54"/></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26" draw:layer="layout" svg:width="25.147cm" svg:height="2.203cm" svg:x="1.018cm" svg:y="14.051cm">
          <draw:text-box>
            <text:p><text:span text:style-name="T20">Sources :</text:span></text:p>
            <text:list text:style-name="L1">
              <text:list-item>
                <text:p><text:span text:style-name="T64">https://specificity.keegan.st/</text:span></text:p>
              </text:list-item>
              <text:list-item>
                <text:p><text:span text:style-name="T21">https://developer.mozilla.org/fr/docs/Learn/CSS/Building_blocks/Cascade_and_inheritance#sp%C3%A9cificit%C3%A9</text:span></text:p>
              </text:list-item>
            </text:list>
            <text:p><text:span text:style-name="T21"/></text:p>
          </draw:text-box>
        </draw:frame>
        <draw:frame draw:style-name="gr81" draw:text-style-name="P50" draw:layer="layout" svg:width="21cm" svg:height="4.517cm" svg:x="2.4cm" svg:y="3.4cm">
          <draw:text-box>
            <text:p text:style-name="P14"><text:span text:style-name="T65">#mon-id</text:span><text:span text:style-name="T66"> &gt; .ma-classe</text:span></text:p>
            <text:p text:style-name="P14"><text:span text:style-name="T67">.ma-classe</text:span><text:span text:style-name="T66"> &gt; p</text:span></text:p>
            <text:p text:style-name="P14"><text:span text:style-name="T66"/></text:p>
          </draw:text-box>
        </draw:frame>
        <draw:frame draw:style-name="gr82" draw:text-style-name="P48" draw:layer="layout" svg:width="26.905cm" svg:height="1.987cm" svg:x="0.606cm" svg:y="9.401cm">
          <draw:text-box>
            <text:p text:style-name="P14"><text:span text:style-name="T61">Les sélecteurs à gauche verront leurs déclarations CSS être appliquées par rapport à celles identique dans les sélecteurs à droite</text:span></text:p>
          </draw:text-box>
        </draw:frame>
        <presentation:notes draw:style-name="dp2">
          <draw:page-thumbnail draw:style-name="gr3" draw:layer="layout" svg:width="13.586cm" svg:height="11.136cm" svg:x="3.703cm" svg:y="2.252cm" draw:page-number="56" presentation:class="page"/>
          <draw:frame presentation:style-name="pr102" draw:text-style-name="P32"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3" draw:text-style-name="P40" draw:layer="layout" svg:width="9.529cm" svg:height="9.059cm" svg:x="1.4cm" svg:y="2.2cm">
          <draw:text-box>
            <text:p><text:span text:style-name="T47">#fleur </text:span><text:span text:style-name="T48">{</text:span></text:p>
            <text:p><text:span text:style-name="T49"><text:tab/></text:span><text:span text:style-name="T49">color:</text:span><text:span text:style-name="T47"> </text:span><text:span text:style-name="T50">green</text:span><text:span text:style-name="T48">;</text:span></text:p>
            <text:p><text:span text:style-name="T48">}</text:span></text:p>
            <text:p><text:span text:style-name="T48"/></text:p>
            <text:p text:style-name="P51"><text:span text:style-name="T47">.fleur </text:span><text:span text:style-name="T48">{</text:span></text:p>
            <text:p text:style-name="P51"><text:span text:style-name="T49"><text:tab/></text:span><text:span text:style-name="T49">color:</text:span><text:span text:style-name="T47"> </text:span><text:span text:style-name="T50">red</text:span><text:span text:style-name="T48">;</text:span></text:p>
            <text:p text:style-name="P51"><text:span text:style-name="T49"><text:tab/></text:span><text:span text:style-name="T49">margin:</text:span><text:span text:style-name="T47"> </text:span><text:span text:style-name="T50">1rem</text:span><text:span text:style-name="T48">;</text:span></text:p>
            <text:p><text:span text:style-name="T48">}</text:span></text:p>
          </draw:text-box>
        </draw:frame>
        <draw:frame draw:style-name="gr84" draw:text-style-name="P40" draw:layer="layout" svg:width="9.529cm" svg:height="5.756cm" svg:x="17.8cm" svg:y="2.201cm">
          <draw:text-box>
            <text:p><text:span text:style-name="T48">{</text:span></text:p>
            <text:p><text:span text:style-name="T49"><text:tab/></text:span><text:span text:style-name="T49">color:</text:span><text:span text:style-name="T47"> </text:span><text:span text:style-name="T50">green</text:span><text:span text:style-name="T48">;</text:span></text:p>
            <text:p><text:span text:style-name="T49"><text:tab/></text:span><text:span text:style-name="T49">margin:</text:span><text:span text:style-name="T47"> </text:span><text:span text:style-name="T50">1rem</text:span><text:span text:style-name="T48">;</text:span></text:p>
            <text:p><text:span text:style-name="T48">}</text:span></text:p>
            <text:p><text:span text:style-name="T48"/></text:p>
          </draw:text-box>
        </draw:frame>
        <draw:line draw:style-name="gr85" draw:text-style-name="P11" draw:layer="layout" svg:x1="10.6cm" svg:y1="6.2cm" svg:x2="16cm" svg:y2="6.2cm">
          <text:p/>
        </draw:line>
        <draw:frame draw:style-name="gr86" draw:text-style-name="P52" draw:layer="layout" svg:width="26.905cm" svg:height="2.612cm" svg:x="0.607cm" svg:y="12.088cm">
          <draw:text-box>
            <text:p text:style-name="P1"><text:span text:style-name="T68">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7" draw:text-style-name="P53"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57" presentation:class="page"/>
          <draw:frame presentation:style-name="pr103" draw:text-style-name="P3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4" draw:text-style-name="P20" draw:layer="layout" svg:width="25.806cm" svg:height="9.505cm" svg:x="1.37cm" svg:y="2.295cm" presentation:class="outline" presentation:user-transformed="true">
          <draw:text-box>
            <text:list text:style-name="L3">
              <text:list-header>
                <text:p text:style-name="P38"><text:span text:style-name="T54"/></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50" draw:layer="layout" svg:width="21cm" svg:height="4.517cm" svg:x="2.4cm" svg:y="3.4cm">
          <draw:text-box>
            <text:p text:style-name="P14"><text:span text:style-name="T69">#mon-id <text:s text:c="2"/></text:span><text:span text:style-name="T70">.enfant</text:span><text:span text:style-name="T66"> &gt; .ma-classe</text:span></text:p>
            <text:p text:style-name="P14"><text:span text:style-name="T65">.parent <text:s text:c="2"/>.enfant</text:span><text:span text:style-name="T66"> &gt; .enfant</text:span></text:p>
            <text:p text:style-name="P14"><text:span text:style-name="T66"/></text:p>
          </draw:text-box>
        </draw:frame>
        <draw:frame draw:style-name="gr88" draw:text-style-name="P54" draw:layer="layout" svg:width="26.905cm" svg:height="4.591cm" svg:x="0.606cm" svg:y="8.501cm">
          <draw:text-box>
            <text:p text:style-name="P1"><text:span text:style-name="T61">Les sélecteurs à gauche verront leurs déclarations CSS être appliquées par rapport à celles identique dans les sélecteurs à droite.</text:span></text:p>
            <text:p text:style-name="P1"><text:span text:style-name="T61"/></text:p>
            <text:p text:style-name="P1"><text:span text:style-name="T61">On remarquera la présence d'espace entre les sélecteurs, ceci s'appelle le </text:span><text:span text:style-name="T71">sélecteur descendant.</text:span></text:p>
          </draw:text-box>
        </draw:frame>
        <draw:frame draw:style-name="gr68" draw:text-style-name="P55" draw:layer="layout" svg:width="25.147cm" svg:height="2.621cm" svg:x="1.02cm" svg:y="13.553cm">
          <draw:text-box>
            <text:p><text:span text:style-name="T72">Source(s) :</text:span></text:p>
            <text:list text:style-name="L1">
              <text:list-item>
                <text:p><text:span text:style-name="T73"><text:a xlink:href="https://developer.mozilla.org/fr/docs/Web/CSS/Descendant_combinator" xlink:type="simple">https://developer.mozilla.org/fr/docs/Web/CSS/Descendant_combinator</text:a></text:span></text:p>
              </text:list-item>
              <text:list-item>
                <text:p><text:span text:style-name="T73"><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3"><text:a xlink:href="https://melaniemeb.github.io/blog/2019/12/29/css-descendants-selectors.html" xlink:type="simple">https://melaniemeb.github.io/blog/2019/12/29/css-descendants-selectors.html</text:a></text:span></text:p>
              </text:list-item>
            </text:list>
            <text:p><text:span text:style-name="T73"/></text:p>
          </draw:text-box>
        </draw:frame>
        <presentation:notes draw:style-name="dp2">
          <draw:page-thumbnail draw:style-name="gr3" draw:layer="layout" svg:width="13.586cm" svg:height="11.136cm" svg:x="3.703cm" svg:y="2.252cm" draw:page-number="58" presentation:class="page"/>
          <draw:frame presentation:style-name="pr105" draw:text-style-name="P3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6" draw:text-style-name="P20" draw:layer="layout" svg:width="25.806cm" svg:height="7.705cm" svg:x="1.37cm" svg:y="2.295cm" presentation:class="outline" presentation:user-transformed="true">
          <draw:text-box>
            <text:list text:style-name="L3">
              <text:list-item>
                <text:p text:style-name="P38"><text:span text:style-name="T54">Il est possible d'écrire des sélecteurs plus précis en combinant plusieurs sélecteurs</text:span></text:p>
              </text:list-item>
              <text:list-item>
                <text:p text:style-name="P38"><text:span text:style-name="T59">Seul le dernier sélecteur de la liste voit les déclarations CSS être appliquées</text:span></text:p>
                <text:p text:style-name="P38"><text:span text:style-name="T54"/></text:p>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55" draw:layer="layout" svg:width="25.147cm" svg:height="2.621cm" svg:x="1.019cm" svg:y="13.552cm">
          <draw:text-box>
            <text:p><text:span text:style-name="T72">Source(s) :</text:span></text:p>
            <text:list text:style-name="L1">
              <text:list-item>
                <text:p><text:span text:style-name="T73"><text:a xlink:href="https://developer.mozilla.org/fr/docs/Web/CSS/Descendant_combinator" xlink:type="simple">https://developer.mozilla.org/fr/docs/Web/CSS/Descendant_combinator</text:a></text:span></text:p>
              </text:list-item>
              <text:list-item>
                <text:p><text:span text:style-name="T73"><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3"><text:a xlink:href="https://melaniemeb.github.io/blog/2019/12/29/css-descendants-selectors.html" xlink:type="simple">https://melaniemeb.github.io/blog/2019/12/29/css-descendants-selectors.html</text:a></text:span></text:p>
              </text:list-item>
            </text:list>
            <text:p><text:span text:style-name="T73"/></text:p>
          </draw:text-box>
        </draw:frame>
        <presentation:notes draw:style-name="dp2">
          <draw:page-thumbnail draw:style-name="gr3" draw:layer="layout" svg:width="13.586cm" svg:height="11.136cm" svg:x="3.703cm" svg:y="2.252cm" draw:page-number="59" presentation:class="page"/>
          <draw:frame presentation:style-name="pr107" draw:text-style-name="P3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8" draw:text-style-name="P20" draw:layer="layout" svg:width="25.806cm" svg:height="11.505cm" svg:x="1.37cm" svg:y="2.295cm" presentation:class="outline" presentation:user-transformed="true">
          <draw:text-box>
            <text:list text:style-name="L3">
              <text:list-item>
                <text:p text:style-name="P38"><text:span text:style-name="T54">Combinaison représentée par un espace (minimum) entre chaque sélecteur</text:span></text:p>
                <text:list>
                  <text:list-item>
                    <text:p text:style-name="P43"><text:span text:style-name="T54">Chaque espace représente un niveau d'imbrication dans le HTML</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55" draw:layer="layout" svg:width="25.147cm" svg:height="2.621cm" svg:x="1.02cm" svg:y="13.553cm">
          <draw:text-box>
            <text:p><text:span text:style-name="T72">Source(s) :</text:span></text:p>
            <text:list text:style-name="L1">
              <text:list-item>
                <text:p><text:span text:style-name="T73"><text:a xlink:href="https://developer.mozilla.org/fr/docs/Web/CSS/Descendant_combinator" xlink:type="simple">https://developer.mozilla.org/fr/docs/Web/CSS/Descendant_combinator</text:a></text:span></text:p>
              </text:list-item>
              <text:list-item>
                <text:p><text:span text:style-name="T73"><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3"><text:a xlink:href="https://melaniemeb.github.io/blog/2019/12/29/css-descendants-selectors.html" xlink:type="simple">https://melaniemeb.github.io/blog/2019/12/29/css-descendants-selectors.html</text:a></text:span></text:p>
              </text:list-item>
            </text:list>
            <text:p><text:span text:style-name="T73"/></text:p>
          </draw:text-box>
        </draw:frame>
        <presentation:notes draw:style-name="dp2">
          <draw:page-thumbnail draw:style-name="gr3" draw:layer="layout" svg:width="13.586cm" svg:height="11.136cm" svg:x="3.703cm" svg:y="2.252cm" draw:page-number="60" presentation:class="page"/>
          <draw:frame presentation:style-name="pr109" draw:text-style-name="P3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1" draw:text-style-name="P40" draw:layer="layout" svg:width="9.529cm" svg:height="3.554cm" svg:x="9.071cm" svg:y="3cm">
          <draw:text-box>
            <text:p><text:span text:style-name="T47">.herbier <text:s/>.fleur </text:span><text:span text:style-name="T48">{</text:span></text:p>
            <text:p><text:span text:style-name="T49"><text:tab/></text:span><text:span text:style-name="T49">color:</text:span><text:span text:style-name="T47"> </text:span><text:span text:style-name="T50">green</text:span><text:span text:style-name="T48">;</text:span></text:p>
            <text:p><text:span text:style-name="T48">}</text:span></text:p>
          </draw:text-box>
        </draw:frame>
        <draw:frame draw:style-name="gr89" draw:text-style-name="P39" draw:layer="layout" svg:width="14.8cm" svg:height="6.581cm" svg:x="6.6cm" svg:y="9.05cm">
          <draw:text-box>
            <text:p><text:span text:style-name="T39">&lt;</text:span><text:span text:style-name="T40">section </text:span><text:span text:style-name="T41">class</text:span><text:span text:style-name="T40">=</text:span><text:span text:style-name="T42">"herbier</text:span><text:span text:style-name="T43">"</text:span><text:span text:style-name="T44">&gt; </text:span><text:span text:style-name="T44"><text:line-break/></text:span><text:span text:style-name="T44"><text:tab/></text:span><text:span text:style-name="T39">&lt;</text:span><text:span text:style-name="T40">p </text:span><text:span text:style-name="T41">class</text:span><text:span text:style-name="T40">=</text:span><text:span text:style-name="T42">"fleur</text:span><text:span text:style-name="T43">"</text:span><text:span text:style-name="T44">&gt; </text:span><text:span text:style-name="T44"><text:line-break/></text:span><text:span text:style-name="T44"><text:tab/></text:span><text:span text:style-name="T44"><text:tab/></text:span><text:span text:style-name="T51">Texte vert</text:span><text:span text:style-name="T45"> </text:span><text:span text:style-name="T45"><text:line-break/></text:span><text:span text:style-name="T45"><text:tab/></text:span><text:span text:style-name="T44">&lt;/</text:span><text:span text:style-name="T46">p</text:span><text:span text:style-name="T44">&gt;</text:span><text:span text:style-name="T45"><text:line-break/></text:span><text:span text:style-name="T44">&lt;/</text:span><text:span text:style-name="T40">section</text:span><text:span text:style-name="T44">&gt;</text:span></text:p>
          </draw:text-box>
        </draw:frame>
        <draw:frame presentation:style-name="pr73" draw:text-style-name="P42" draw:layer="layout" svg:width="3.8cm" svg:height="2.605cm" svg:x="2.1cm" svg:y="7.85cm" presentation:class="title" presentation:user-transformed="true">
          <draw:text-box>
            <text:p text:style-name="P41"><text:span text:style-name="T35">Le style</text:span><text:span text:style-name="T35"><text:line-break/></text:span><text:span text:style-name="T35">s'applique</text:span><text:span text:style-name="T35"><text:line-break/></text:span><text:span text:style-name="T35">ici</text:span></text:p>
          </draw:text-box>
        </draw:frame>
        <draw:custom-shape draw:style-name="gr90" draw:text-style-name="P11" draw:layer="layout" svg:width="14.4cm" svg:height="4cm" svg:x="6.2cm" svg:y="10.4cm">
          <text:p/>
          <draw:enhanced-geometry svg:viewBox="0 0 21600 21600" draw:type="rectangle" draw:enhanced-path="M 0 0 L 21600 0 21600 21600 0 21600 0 0 Z N"/>
        </draw:custom-shape>
        <draw:line draw:style-name="gr91" draw:text-style-name="P11" draw:layer="layout" svg:x1="6.2cm" svg:y1="11.1cm" svg:x2="6.2cm" svg:y2="8cm">
          <text:p/>
        </draw:line>
        <draw:custom-shape draw:style-name="gr92" draw:text-style-name="P11" draw:layer="layout" svg:width="0.4cm" svg:height="0.8cm" svg:x="13cm" svg:y="3.2cm">
          <text:p/>
          <draw:enhanced-geometry svg:viewBox="0 0 21600 21600" draw:type="rectangle" draw:enhanced-path="M 0 0 L 21600 0 21600 21600 0 21600 0 0 Z N"/>
        </draw:custom-shape>
        <draw:line draw:style-name="gr93" draw:text-style-name="P11" draw:layer="layout" svg:x1="13cm" svg:y1="3.8cm" svg:x2="13cm" svg:y2="7.8cm">
          <text:p/>
        </draw:line>
        <draw:frame presentation:style-name="pr110" draw:text-style-name="P36" draw:layer="layout" svg:width="5.8cm" svg:height="1.805cm" svg:x="13.2cm" svg:y="6.195cm" presentation:class="title" presentation:user-transformed="true">
          <draw:text-box>
            <text:p text:style-name="P1"><text:span text:style-name="T35">Espace entre les deux</text:span></text:p>
          </draw:text-box>
        </draw:frame>
        <draw:custom-shape draw:style-name="gr94" draw:text-style-name="P11" draw:layer="layout" svg:width="2.4cm" svg:height="0.8cm" svg:x="13.6cm" svg:y="3.2cm">
          <text:p/>
          <draw:enhanced-geometry svg:viewBox="0 0 21600 21600" draw:type="rectangle" draw:enhanced-path="M 0 0 L 21600 0 21600 21600 0 21600 0 0 Z N"/>
        </draw:custom-shape>
        <draw:line draw:style-name="gr95" draw:text-style-name="P11" draw:layer="layout" svg:x1="16cm" svg:y1="3.2cm" svg:x2="26.2cm" svg:y2="3.2cm">
          <text:p/>
        </draw:line>
        <draw:frame presentation:style-name="pr111" draw:text-style-name="P42" draw:layer="layout" svg:width="5.8cm" svg:height="3.473cm" svg:x="20.4cm" svg:y="3.395cm" presentation:class="title" presentation:user-transformed="true">
          <draw:text-box>
            <text:p text:style-name="P41"><text:span text:style-name="T35">Élément qui verra les déclarations être appliquées</text:span></text:p>
          </draw:text-box>
        </draw:frame>
        <presentation:notes draw:style-name="dp2">
          <draw:page-thumbnail draw:style-name="gr3" draw:layer="layout" svg:width="13.586cm" svg:height="11.136cm" svg:x="3.703cm" svg:y="2.252cm" draw:page-number="61" presentation:class="page"/>
          <draw:frame presentation:style-name="pr112" draw:text-style-name="P32"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6" draw:text-style-name="P56" draw:layer="layout" svg:width="12cm" svg:height="8.451cm" svg:x="1.6cm" svg:y="2.455cm">
          <draw:text-box>
            <text:p text:style-name="P38"><text:span text:style-name="T74">.infos p </text:span><text:span text:style-name="T75">{</text:span></text:p>
            <text:p text:style-name="P38"><text:span text:style-name="T74"><text:tab/></text:span><text:span text:style-name="T76">color:</text:span><text:span text:style-name="T74"> </text:span><text:span text:style-name="T77">blue</text:span><text:span text:style-name="T75">;</text:span></text:p>
            <text:p text:style-name="P1"><text:span text:style-name="T75">}</text:span></text:p>
            <text:p text:style-name="P1"><text:span text:style-name="T75"/></text:p>
            <text:p text:style-name="P1"><text:span text:style-name="T74">.infos </text:span><text:span text:style-name="T75">{</text:span></text:p>
            <text:p text:style-name="P1"><text:span text:style-name="T74"><text:tab/></text:span><text:span text:style-name="T76">color:</text:span><text:span text:style-name="T74"> </text:span><text:span text:style-name="T77">red</text:span><text:span text:style-name="T75">;</text:span></text:p>
            <text:p text:style-name="P1"><text:span text:style-name="T75">}</text:span></text:p>
            <text:p text:style-name="P1"><text:span text:style-name="T75"/></text:p>
          </draw:text-box>
        </draw:frame>
        <draw:frame draw:style-name="gr97" draw:text-style-name="P57" draw:layer="layout" svg:width="11.792cm" svg:height="3.326cm" svg:x="14.808cm" svg:y="3.75cm">
          <draw:text-box>
            <text:p text:style-name="P1"><text:span text:style-name="T78">&lt;</text:span><text:span text:style-name="T74">article</text:span><text:span text:style-name="T79"> </text:span><text:span text:style-name="T76">class</text:span><text:span text:style-name="T74">=</text:span><text:span text:style-name="T77">"infos"</text:span><text:span text:style-name="T75">&gt;</text:span></text:p>
            <text:p text:style-name="P1"><text:span text:style-name="T75"><text:s text:c="8"/></text:span><text:span text:style-name="T75">&lt;</text:span><text:span text:style-name="T74">p</text:span><text:span text:style-name="T75">&gt;</text:span><text:span text:style-name="T80">Mon texte</text:span><text:span text:style-name="T75">&lt;/</text:span><text:span text:style-name="T74">p</text:span><text:span text:style-name="T75">&gt;</text:span></text:p>
            <text:p text:style-name="P1"><text:span text:style-name="T75">&lt;/</text:span><text:span text:style-name="T74">article</text:span><text:span text:style-name="T75">&gt;</text:span></text:p>
          </draw:text-box>
        </draw:frame>
        <draw:line draw:style-name="gr98" draw:text-style-name="P11" draw:layer="layout" svg:x1="10cm" svg:y1="5.249cm" svg:x2="13.6cm" svg:y2="5.249cm">
          <text:p/>
        </draw:line>
        <draw:frame presentation:style-name="pr14" draw:text-style-name="P34"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3"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draw:style-name="gr2" draw:text-style-name="P5" draw:layer="layout" svg:width="24.522cm" svg:height="4.133cm" svg:x="1.739cm" svg:y="5.667cm">
          <draw:image xlink:href="Pictures/10000001000005A9000000D174EB39DFC4430B01.png" xlink:type="simple" xlink:show="embed" xlink:actuate="onLoad" draw:mime-type="image/png">
            <text:p/>
          </draw:image>
        </draw:frame>
        <draw:custom-shape draw:style-name="gr99" draw:text-style-name="P58" draw:layer="layout" svg:width="3.846cm" svg:height="3.835cm" svg:x="11.999cm" svg:y="7.7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4" draw:text-style-name="P33" draw:layer="layout" svg:width="10.183cm" svg:height="1.417cm" svg:x="8.999cm" svg:y="11.581cm" presentation:class="title" presentation:user-transformed="true">
          <draw:text-box>
            <text:p text:style-name="P14"><text:span text:style-name="T31">Très mauvaise pratique</text:span></text:p>
          </draw:text-box>
        </draw:frame>
        <draw:custom-shape draw:style-name="gr100" draw:text-style-name="P59" draw:layer="layout" svg:width="0.739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2cm 14.3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32" draw:layer="layout" svg:width="16.8cm" svg:height="13.365cm" svg:x="2.097cm" svg:y="14.103cm" presentation:class="notes" presentation:user-transformed="true">
            <draw:text-box>
              <text:p text:style-name="P1"><text:span text:style-name="T29">- Si la sur-imbrication de balises html est une bonne idée (dans une certaine limite), une sur-imbrication de règles css rend très difficile la lecture du css ou sa réutilisation </text:span></text:p>
              <text:p text:style-name="P1"><text:span text:style-name="T29">- Fichier css plus lourd, donc chargement du site plus long</text:span></text:p>
              <text:p text:style-name="P1"><text:span text:style-name="T29">- Bonne pratique : éviter de faire de l’imbrication html, un sélecteur css</text:span></text:p>
            </draw:text-box>
          </draw:frame>
        </presentation:notes>
      </draw:page>
      <draw:page draw:name="page6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5" draw:text-style-name="P20" draw:layer="layout" svg:width="25.806cm" svg:height="9.505cm" svg:x="1.37cm" svg:y="2.295cm" presentation:class="outline" presentation:user-transformed="true">
          <draw:text-box>
            <text:list text:style-name="L3">
              <text:list-item>
                <text:p text:style-name="P38"><text:span text:style-name="T54">Les déclarations CSS directement dans l'attribut "style" possède la spécificité la plus élevé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116" draw:text-style-name="P32"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17" draw:text-style-name="P61" draw:layer="layout" svg:width="25.901cm" svg:height="10.004cm" svg:x="1.099cm" svg:y="2.268cm" presentation:class="outline" presentation:user-transformed="true">
          <draw:text-box>
            <text:list text:style-name="L3">
              <text:list-item>
                <text:p><text:span text:style-name="T81">Utilisation de la valeur spéciale "!important"</text:span></text:p>
                <text:list>
                  <text:list-item>
                    <text:p><text:span text:style-name="T82">A utiliser avec extrême parcimonie</text:span></text:p>
                  </text:list-item>
                  <text:list-item>
                    <text:p><text:span text:style-name="T83">S'applique après la valeur d'une propriété CSS :</text:span><text:span text:style-name="T84"><text:line-break/></text:span><text:span text:style-name="T85">Exemple :</text:span><text:span text:style-name="T84"> </text:span><text:span text:style-name="T86">padding-left:</text:span><text:span text:style-name="T87"> 20px</text:span><text:span text:style-name="T88">!important</text:span><text:span text:style-name="T87">;</text:span></text:p>
                  </text:list-item>
                  <text:list-item>
                    <text:p><text:span text:style-name="T89">Et lui permet de passer devant toutes les autres règles</text:span></text:p>
                  </text:list-item>
                  <text:list-item>
                    <text:p><text:span text:style-name="T89">Se situe en haut de toutes les règles de la spécificité du CSS</text:span></text:p>
                  </text:list-item>
                  <text:list-item>
                    <text:p><text:span text:style-name="T90"><text:s/></text:span><text:span text:style-name="T91">A utiliser qu'en dernier cours</text:span></text:p>
                  </text:list-item>
                </text:list>
              </text:list-item>
            </text:list>
          </draw:text-box>
        </draw:frame>
        <draw:frame draw:style-name="gr102" draw:text-style-name="P55" draw:layer="layout" svg:width="25.147cm" svg:height="3.569cm" svg:x="1.018cm" svg:y="12.907cm">
          <draw:text-box>
            <text:p><text:span text:style-name="T72">Sources :</text:span></text:p>
            <text:list text:style-name="L1">
              <text:list-item>
                <text:p><text:span text:style-name="T73">https://developer.mozilla.org/fr/docs/Apprendre/CSS/Building_blocks/Cascade_et_heritage#Sp%C3%A9cificit%C3%A9₂</text:span></text:p>
              </text:list-item>
              <text:list-item>
                <text:p><text:span text:style-name="T73">https://www.zonecss.fr/cours-css/poids-des-selecteurs-css.html</text:span></text:p>
              </text:list-item>
              <text:list-item>
                <text:p><text:span text:style-name="T73"><text:a xlink:href="https://developer.mozilla.org/fr/docs/Apprendre/CSS/Building_blocks/Cascade_et_heritage#!important" xlink:type="simple">https://developer.mozilla.org/fr/docs/Apprendre/CSS/Building_blocks/Cascade_et_heritage#!important</text:a></text:span></text:p>
              </text:list-item>
              <text:list-item>
                <text:p><text:span text:style-name="T73"><text:a xlink:href="https://specificity.keegan.st/" xlink:type="simple">https://specificity.keegan.st/</text:a></text:span><text:span text:style-name="T73"><text:s/>- calculateur de spécificité</text:span></text:p>
              </text:list-item>
            </text:list>
            <text:p><text:span text:style-name="T73"/></text:p>
            <text:p><text:span text:style-name="T73"/></text:p>
          </draw:text-box>
        </draw:fram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11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6"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17" draw:text-style-name="P61" draw:layer="layout" svg:width="25.901cm" svg:height="10.004cm" svg:x="1.099cm" svg:y="2.268cm" presentation:class="outline" presentation:user-transformed="true">
          <draw:text-box>
            <text:list text:style-name="L3">
              <text:list-item>
                <text:p><text:span text:style-name="T92">Utilisé généralement pour outrepasser les </text:span><text:span text:style-name="T93">déclarations CSS</text:span><text:span text:style-name="T92"> de fichiers CSS externes</text:span></text:p>
                <text:list>
                  <text:list-item>
                    <text:p><text:span text:style-name="T92">Il vous arrivera de travailler avec des fichiers CSS externes que vous ne pourrez pas modifier</text:span></text:p>
                  </text:list-item>
                </text:list>
              </text:list-item>
            </text:list>
          </draw:text-box>
        </draw:frame>
        <draw:frame draw:style-name="gr102" draw:text-style-name="P55" draw:layer="layout" svg:width="25.147cm" svg:height="3.569cm" svg:x="1.018cm" svg:y="12.907cm">
          <draw:text-box>
            <text:p><text:span text:style-name="T72">Sources :</text:span></text:p>
            <text:list text:style-name="L1">
              <text:list-item>
                <text:p><text:span text:style-name="T73">https://developer.mozilla.org/fr/docs/Learn/CSS/Building_blocks/Cascade_and_inheritance#sp%C3%A9cificit%C3%A9</text:span></text:p>
              </text:list-item>
              <text:list-item>
                <text:p><text:span text:style-name="T73">https://www.zonecss.fr/cours-css/poids-des-selecteurs-css.html</text:span></text:p>
              </text:list-item>
              <text:list-item>
                <text:p><text:span text:style-name="T73"><text:a xlink:href="https://developer.mozilla.org/fr/docs/Apprendre/CSS/Building_blocks/Cascade_et_heritage#!important" xlink:type="simple">https://developer.mozilla.org/fr/docs/Apprendre/CSS/Building_blocks/Cascade_et_heritage#!important</text:a></text:span></text:p>
              </text:list-item>
              <text:list-item>
                <text:p><text:span text:style-name="T73"><text:a xlink:href="https://specificity.keegan.st/" xlink:type="simple">https://specificity.keegan.st/</text:a></text:span><text:span text:style-name="T73"><text:s/>- calculateur de spécificité</text:span></text:p>
              </text:list-item>
            </text:list>
            <text:p><text:span text:style-name="T73"/></text:p>
            <text:p><text:span text:style-name="T73"/></text:p>
          </draw:text-box>
        </draw:fram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119"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17" draw:text-style-name="P61" draw:layer="layout" svg:width="26.501cm" svg:height="10.004cm" svg:x="1.099cm" svg:y="2.268cm" presentation:class="outline" presentation:user-transformed="true">
          <draw:text-box>
            <text:list text:style-name="L3">
              <text:list-item>
                <text:p><text:span text:style-name="T92">Ordre de spécificité des </text:span><text:span text:style-name="T93">sélecteurs CSS</text:span><text:span text:style-name="T92"> (du plus imposant au moins imposant) :</text:span></text:p>
              </text:list-item>
            </text:list>
            <text:list text:style-name="L4">
              <text:list-item>
                <text:list>
                  <text:list-item>
                    <text:p><text:span text:style-name="T92"><text:s/></text:span><text:span text:style-name="T92">Sélecteurs d'ID</text:span></text:p>
                  </text:list-item>
                  <text:list-item>
                    <text:p><text:span text:style-name="T92"><text:s/></text:span><text:span text:style-name="T92">Sélecteurs de classe, d'attributs et pseudo-classes</text:span></text:p>
                  </text:list-item>
                  <text:list-item>
                    <text:p><text:span text:style-name="T92"><text:s/></text:span><text:span text:style-name="T92">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0"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74" draw:text-style-name="P27"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62" draw:layer="layout" svg:width="18.383cm" svg:height="2.384cm" svg:x="4.809cm" svg:y="4.8cm">
          <draw:text-box>
            <text:p text:style-name="P14"><text:span text:style-name="T9"><text:a xlink:href="https://specificity.keegan.st/" xlink:type="simple">https://specificity.keegan.st/</text:a></text:span><text:span text:style-name="T9"><text:s/></text:span></text:p>
            <text:p text:style-name="P14"><text:span text:style-name="T94">testeur de spécificité de sélecteurs CSS</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121" draw:text-style-name="P49" draw:layer="layout" svg:width="26.924cm" svg:height="5.677cm" svg:x="0.538cm" svg:y="5.037cm" presentation:class="title" presentation:user-transformed="true">
          <draw:text-box>
            <text:p text:style-name="P14"><text:span text:style-name="T63">Que se passe-t-il quand deux (ou plus) sélecteurs CSS ont la même spécificité ?</text:span></text:p>
          </draw:text-box>
        </draw:frame>
        <draw:custom-shape draw:style-name="gr76" draw:text-style-name="P46"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office:forms form:automatic-focus="false" form:apply-design-mode="false"/>
        <draw:custom-shape draw:style-name="gr100" draw:text-style-name="P59" draw:layer="layout" svg:width="0.739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2cm 14.3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2"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0" presentation:class="page"/>
          <draw:frame presentation:style-name="pr123" draw:text-style-name="P32"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1" draw:style-name="dp1" draw:master-page-name="Default" presentation:presentation-page-layout-name="AL1T0">
        <office:forms form:automatic-focus="false" form:apply-design-mode="false"/>
        <draw:frame draw:style-name="gr2" draw:text-style-name="P11" draw:layer="layout" svg:width="14.8cm" svg:height="7.872cm" svg:x="0.3cm" svg:y="2.3cm">
          <draw:image xlink:href="Pictures/100000010000020500000113EC6E9DD7EE27799B.png" xlink:type="simple" xlink:show="embed" xlink:actuate="onLoad" draw:mime-type="image/png">
            <text:p/>
          </draw:image>
        </draw:frame>
        <draw:custom-shape draw:style-name="gr100" draw:text-style-name="P59" draw:layer="layout" svg:width="0.739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2cm 14.3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3" draw:text-style-name="P5" draw:layer="layout" svg:width="6.991cm" svg:height="0.999cm" svg:x="2.209cm" svg:y="8cm">
          <text:p/>
          <draw:enhanced-geometry svg:viewBox="0 0 21600 21600" draw:type="rectangle" draw:enhanced-path="M 0 0 L 21600 0 21600 21600 0 21600 0 0 Z N"/>
        </draw:custom-shape>
        <draw:line draw:style-name="gr38" draw:text-style-name="P5" draw:layer="layout" svg:x1="2.2cm" svg:y1="11.4cm" svg:x2="2.209cm" svg:y2="8.933cm">
          <text:p/>
        </draw:line>
        <draw:frame presentation:style-name="pr124"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1" presentation:class="page"/>
          <draw:frame presentation:style-name="pr125" draw:text-style-name="P32"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100" draw:text-style-name="P59" draw:layer="layout" svg:width="0.739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2cm 14.3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4" draw:text-style-name="P23" draw:layer="layout" svg:width="23.084cm" svg:height="4.101cm" svg:x="1.816cm" svg:y="8.8cm" presentation:class="title" presentation:user-transformed="true">
          <draw:text-box>
            <text:p text:style-name="P1"><text:span text:style-name="T15">Au final, c'est ce sélecteur qui sera appliqué (le tout a été fusionné par le navigateur)</text:span><text:span text:style-name="T15"><text:line-break/></text:span><text:span text:style-name="T15">(Ce sélecteur et son contenu sont générés par le navigateur)</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001000001E30000008B68DAD2929987C5B4.png" xlink:type="simple" xlink:show="embed" xlink:actuate="onLoad" draw:mime-type="image/png">
            <text:p/>
          </draw:image>
        </draw:frame>
        <presentation:notes draw:style-name="dp2">
          <draw:page-thumbnail draw:style-name="gr3" draw:layer="layout" svg:width="13.586cm" svg:height="11.136cm" svg:x="3.703cm" svg:y="2.252cm" draw:page-number="72" presentation:class="page"/>
          <draw:frame presentation:style-name="pr126" draw:text-style-name="P32"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7"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36">Si un sélecteur a une déclaration, sa descendance en héritera sauf si elle surcharge la</text:span><text:span text:style-name="T37"> </text:span><text:span text:style-name="T14">déclaration</text:span></text:p>
                    <text:p text:style-name="P1"><text:span text:style-name="T14"/></text:p>
                  </text:list-item>
                </text:list>
              </text:list-item>
            </text:list>
          </draw:text-box>
        </draw:frame>
        <draw:custom-shape draw:style-name="gr104" draw:text-style-name="P59" draw:layer="layout" svg:width="0.739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60" draw:layer="layout" svg:width="1.481cm" svg:height="14.531cm" draw:transform="rotate (-1.5707963267949) translate (33.442cm 14.3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32" draw:layer="layout" svg:width="16.8cm" svg:height="13.365cm" svg:x="2.097cm" svg:y="14.103cm" presentation:class="notes" presentation:user-transformed="true">
            <draw:text-box>
              <text:p text:style-name="P1"><text:span text:style-name="T29">- Bonne pratique : Mettre la propriété « font-family » sur la balise html la plus haute dans le code (&lt;body&gt; ou &lt;html&gt;)</text:span></text:p>
            </draw:text-box>
          </draw:frame>
        </presentation:notes>
      </draw:page>
      <draw:page draw:name="page74"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8"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0010000017F000000903C988A7BC2CCE891.png" xlink:type="simple" xlink:show="embed" xlink:actuate="onLoad" draw:mime-type="image/png">
            <text:p/>
          </draw:image>
        </draw:frame>
        <draw:custom-shape draw:style-name="gr100" draw:text-style-name="P59" draw:layer="layout" svg:width="0.739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2cm 14.3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draw:frame draw:style-name="gr106" draw:text-style-name="P48" draw:layer="layout" svg:width="26.905cm" svg:height="2.855cm" svg:x="0.606cm" svg:y="10.145cm">
          <draw:text-box>
            <text:p text:style-name="P14"><text:span text:style-name="T61">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4" presentation:class="page"/>
          <draw:frame presentation:style-name="pr3" draw:text-style-name="P32" draw:layer="layout" svg:width="16.8cm" svg:height="13.365cm" svg:x="2.097cm" svg:y="14.103cm" presentation:class="notes" presentation:user-transformed="true">
            <draw:text-box>
              <text:p text:style-name="P1"><text:span text:style-name="T29">-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001000004180000017203DF8455BDDBDE31.png" xlink:type="simple" xlink:show="embed" xlink:actuate="onLoad" draw:mime-type="image/png">
            <text:p/>
          </draw:image>
        </draw:frame>
        <draw:frame draw:style-name="gr2" draw:text-style-name="P5" draw:layer="layout" svg:width="5.765cm" svg:height="5.282cm" svg:x="19.135cm" svg:y="2.818cm">
          <draw:image xlink:href="Pictures/100000010000019C000001A29E6810CB4BB184D7.png" xlink:type="simple" xlink:show="embed" xlink:actuate="onLoad" draw:mime-type="image/png">
            <text:p/>
          </draw:image>
        </draw:frame>
        <draw:frame presentation:style-name="pr129" draw:text-style-name="P33" draw:layer="layout" svg:width="25.908cm" svg:height="1.957cm" svg:x="1.045cm" svg:y="12.843cm" presentation:class="title" presentation:user-transformed="true">
          <draw:text-box>
            <text:p text:style-name="P14"><text:span text:style-name="T31">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001000002A40000007511750A95C8E4967F.png" xlink:type="simple" xlink:show="embed" xlink:actuate="onLoad" draw:mime-type="image/png">
            <text:p/>
          </draw:image>
        </draw:frame>
        <draw:frame presentation:style-name="pr130" draw:text-style-name="P33" draw:layer="layout" svg:width="4.901cm" svg:height="1.063cm" svg:x="6.896cm" svg:y="6.447cm" presentation:class="title" presentation:user-transformed="true">
          <draw:text-box>
            <text:p text:style-name="P14"><text:span text:style-name="T31">index.html</text:span></text:p>
          </draw:text-box>
        </draw:frame>
        <draw:frame presentation:style-name="pr130" draw:text-style-name="P33" draw:layer="layout" svg:width="4.903cm" svg:height="1.063cm" svg:x="19.895cm" svg:y="8.247cm" presentation:class="title" presentation:user-transformed="true">
          <draw:text-box>
            <text:p text:style-name="P14"><text:span text:style-name="T31">style.css</text:span></text:p>
          </draw:text-box>
        </draw:frame>
        <draw:frame presentation:style-name="pr130" draw:text-style-name="P33" draw:layer="layout" svg:width="11.001cm" svg:height="1.063cm" svg:x="5.299cm" svg:y="10.947cm" presentation:class="title" presentation:user-transformed="true">
          <draw:text-box>
            <text:p text:style-name="P14"><text:span text:style-name="T31">rendu dans le navigateur</text:span></text:p>
          </draw:text-box>
        </draw:frame>
        <draw:custom-shape draw:style-name="gr104" draw:text-style-name="P59" draw:layer="layout" svg:width="0.739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60" draw:layer="layout" svg:width="1.481cm" svg:height="14.531cm" draw:transform="rotate (-1.5707963267949) translate (33.442cm 14.3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00" draw:text-style-name="P59" draw:layer="layout" svg:width="0.739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2cm 14.3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7" draw:text-style-name="P11" draw:layer="layout" svg:width="16.384cm" svg:height="4.399cm" svg:x="0.8cm" svg:y="2.4cm">
          <draw:image xlink:href="Pictures/10000001000003F7000001F8B764640A0013CEFC.png" xlink:type="simple" xlink:show="embed" xlink:actuate="onLoad" draw:mime-type="image/png">
            <text:p/>
          </draw:image>
        </draw:frame>
        <draw:custom-shape draw:style-name="gr108"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001000003E7000000FF2F606D31BC3EBA93.png" xlink:type="simple" xlink:show="embed" xlink:actuate="onLoad" draw:mime-type="image/png">
            <text:p/>
          </draw:image>
        </draw:frame>
        <draw:custom-shape draw:style-name="gr109" draw:text-style-name="P11" draw:layer="layout" svg:width="18cm" svg:height="1.8cm" svg:x="9.4cm" svg:y="10.4cm">
          <text:p/>
          <draw:enhanced-geometry svg:viewBox="0 0 21600 21600" draw:type="rectangle" draw:enhanced-path="M 0 0 L 21600 0 21600 21600 0 21600 0 0 Z N"/>
        </draw:custom-shape>
        <draw:frame presentation:style-name="pr129" draw:text-style-name="P33" draw:layer="layout" svg:width="25.908cm" svg:height="1.957cm" svg:x="1.045cm" svg:y="12.844cm" presentation:class="title" presentation:user-transformed="true">
          <draw:text-box>
            <text:p text:style-name="P14"><text:span text:style-name="T31">mdn vous indique si une propriété CSS est héritée ou non dans la partie "Spécifications" de la documentation d'une propriété CSS</text:span></text:p>
          </draw:text-box>
        </draw:frame>
        <presentation:notes draw:style-name="dp2">
          <draw:page-thumbnail draw:style-name="gr3" draw:layer="layout" svg:width="13.586cm" svg:height="11.136cm" svg:x="3.703cm" svg:y="2.252cm" draw:page-number="76"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1"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éviter les prises de tête</text:span></text:p>
              </text:list-item>
              <text:list-item>
                <text:p text:style-name="P19"><text:span text:style-name="T14">Evitez les sélecteurs trop précis</text:span></text:p>
                <text:list>
                  <text:list-item>
                    <text:p text:style-name="P1"><text:span text:style-name="T14">Pensez à rendre vos classes réutilisabl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2" draw:layer="layout" svg:width="16.8cm" svg:height="13.365cm" svg:x="2.097cm" svg:y="14.103cm" presentation:class="notes" presentation:user-transformed="true">
            <draw:text-box>
              <text:p><text:span text:style-name="T95">- Le css reste un fichier texte, plus il y aura du texte, plus le fichier sera lourd, des noms de sélecteurs css court, diminue la taille du fichier. Attention à l’excès, le sélecteur doit rester facile à comprendre.</text:span><text:span text:style-name="T95"><text:line-break/></text:span><text:span text:style-name="T95">Par exemple, "list-elmnt" est plus compréhensible que "lmnt"</text:span></text:p>
            </draw:text-box>
          </draw:frame>
        </presentation:notes>
      </draw:page>
      <draw:page draw:name="page78"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Entraînement - Cascade, héritage et spécificité</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cascade-heritage-et-specifite</text:span></text:p>
                <text:p text:style-name="P19"><text:span text:style-name="T25"/></text:p>
              </text:list-item>
            </text:list>
            <text:p text:style-name="P19"><text:span text:style-name="T25">A télécharger ici : </text:span><text:span text:style-name="T25"><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draw:frame presentation:style-name="pr129" draw:text-style-name="P64" draw:layer="layout" svg:width="25.908cm" svg:height="1.957cm" svg:x="1.045cm" svg:y="12.845cm" presentation:class="title" presentation:user-transformed="true">
          <draw:text-box>
            <text:p text:style-name="P63"><text:span text:style-name="T30">A réaliser sur votre temps personnel</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3"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2" draw:layer="layout" svg:width="16.8cm" svg:height="13.365cm" svg:x="2.097cm" svg:y="14.103cm" presentation:class="notes" presentation:user-transformed="true">
            <draw:text-box>
              <text:p><text:span text:style-name="T95">- Le css reste un fichier texte, plus il y aura du texte, plus le fichier sera lourd, des noms de sélecteurs css court, diminue la taille du fichier. Attention à l’excès, le sélecteur doit rester facile à comprendre.</text:span><text:span text:style-name="T95"><text:line-break/></text:span><text:span text:style-name="T95">Par exemple, "list-elmnt" est plus compréhensible que "lmnt"</text:span></text:p>
            </draw:text-box>
          </draw:frame>
        </presentation:notes>
      </draw:page>
      <draw:page draw:name="page8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4"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2" draw:layer="layout" svg:width="16.8cm" svg:height="13.365cm" svg:x="2.097cm" svg:y="14.103cm" presentation:class="notes" presentation:user-transformed="true">
            <draw:text-box>
              <text:p><text:span text:style-name="T95">- Le css reste un fichier texte, plus il y aura du texte, plus le fichier sera lourd, des noms de sélecteurs css court, diminue la taille du fichier. Attention à l’excès, le sélecteur doit rester facile à comprendre.</text:span><text:span text:style-name="T95"><text:line-break/></text:span><text:span text:style-name="T95">Par exemple, "list-elmnt" est plus compréhensible que "lmnt"</text:span></text:p>
            </draw:text-box>
          </draw:frame>
        </presentation:notes>
      </draw:page>
      <draw:page draw:name="page81"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5"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6"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37"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96"><text:a xlink:href="https://developer.mozilla.org/fr/docs/Learn/CSS/Styling_text" xlink:type="simple">https://developer.mozilla.org/fr/docs/Learn/CSS/Styling_text</text:a></text:span></text:p>
              </text:list-item>
              <text:list-item>
                <text:p text:style-name="P19"><text:span text:style-name="T9">W3C Schools : </text:span><text:span text:style-name="T97"><text:a xlink:href="https://www.w3schools.com/cssref/" xlink:type="simple">https://www.w3schools.com/cssref/</text:a></text:span></text:p>
              </text:list-item>
            </text:list>
          </draw:text-box>
        </draw:frame>
        <draw:custom-shape draw:style-name="gr110"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1"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2" draw:text-style-name="P11" draw:layer="layout" svg:width="17.999cm" svg:height="10.199cm" svg:x="5cm" svg:y="3.16cm">
          <draw:image xlink:href="Pictures/10000001000002F7000001BD46A968A465C9B6FD.png" xlink:type="simple" xlink:show="embed" xlink:actuate="onLoad" draw:mime-type="image/png">
            <text:p/>
          </draw:image>
        </draw:frame>
        <draw:frame presentation:style-name="pr73" draw:text-style-name="P37" draw:layer="layout" svg:width="23.578cm" svg:height="2.605cm" svg:x="2.211cm" svg:y="13.359cm" presentation:class="title" presentation:user-transformed="true">
          <draw:text-box>
            <text:p text:style-name="P14"><text:span text:style-name="T35">En survolant une propriété CSS, la popup affichée permet d'accéder directement à la doc MDN via un lien (MDN Reference)</text:span></text:p>
          </draw:text-box>
        </draw:frame>
        <draw:custom-shape draw:style-name="gr113"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4" draw:text-style-name="P65" draw:layer="layout" svg:width="5cm" svg:height="2.6cm" svg:x="0.2cm" svg:y="8.6cm">
          <draw:text-box>
            <text:p text:style-name="P41">Au clic on atteint la documentation</text:p>
          </draw:text-box>
        </draw:frame>
        <presentation:notes draw:style-name="dp2">
          <draw:page-thumbnail draw:style-name="gr3" draw:layer="layout" svg:width="13.586cm" svg:height="11.136cm" svg:x="3.703cm" svg:y="2.252cm" draw:page-number="84"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5" draw:style-name="dp3" draw:master-page-name="Default" presentation:presentation-page-layout-name="AL3T1">
        <office:forms form:automatic-focus="false" form:apply-design-mode="false"/>
        <draw:frame presentation:style-name="pr138" draw:text-style-name="P66" draw:layer="layout" svg:width="25.198cm" svg:height="12.191cm" svg:x="1.4cm" svg:y="1.713cm">
          <draw:text-box>
            <text:p><text:span text:style-name="T98">Questions ?</text:span></text:p>
          </draw:text-box>
        </draw:frame>
        <presentation:notes draw:style-name="dp2">
          <draw:page-thumbnail draw:style-name="gr3" draw:layer="layout" svg:width="13.586cm" svg:height="11.136cm" svg:x="3.703cm" svg:y="2.252cm" draw:page-number="85" presentation:class="page"/>
          <draw:frame presentation:style-name="pr3" draw:text-style-name="P6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03T22:58:50.428000000</dc:date>
    <meta:editing-duration>P19DT16H47M13S</meta:editing-duration>
    <meta:editing-cycles>1049</meta:editing-cycles>
    <meta:generator>LibreOffice/7.2.7.2$Windows_X86_64 LibreOffice_project/8d71d29d553c0f7dcbfa38fbfda25ee34cce99a2</meta:generator>
    <meta:document-statistic meta:object-count="704"/>
  </office:meta>
</office:document-meta>
</file>